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xercice1" style:family="table">
      <style:table-properties style:width="25.689cm" table:align="left" fo:background-color="transparent">
        <style:background-image/>
      </style:table-properties>
    </style:style>
    <style:style style:name="Exercice1.A" style:family="table-column">
      <style:table-column-properties style:column-width="2.436cm"/>
    </style:style>
    <style:style style:name="Exercice1.B" style:family="table-column">
      <style:table-column-properties style:column-width="2.872cm"/>
    </style:style>
    <style:style style:name="Exercice1.C" style:family="table-column">
      <style:table-column-properties style:column-width="2.39cm"/>
    </style:style>
    <style:style style:name="Exercice1.D" style:family="table-column">
      <style:table-column-properties style:column-width="4.905cm"/>
    </style:style>
    <style:style style:name="Exercice1.E" style:family="table-column">
      <style:table-column-properties style:column-width="3.489cm"/>
    </style:style>
    <style:style style:name="Exercice1.F" style:family="table-column">
      <style:table-column-properties style:column-width="3.18cm"/>
    </style:style>
    <style:style style:name="Exercice1.G" style:family="table-column">
      <style:table-column-properties style:column-width="3.12cm"/>
    </style:style>
    <style:style style:name="Exercice1.H" style:family="table-column">
      <style:table-column-properties style:column-width="3.297cm"/>
    </style:style>
    <style:style style:name="Exercice1.1" style:family="table-row">
      <style:table-row-properties fo:background-color="transparent">
        <style:background-image/>
      </style:table-row-properties>
    </style:style>
    <style:style style:name="Exercice1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Exercice1.H1" style:family="table-cell">
      <style:table-cell-properties fo:padding="0.049cm" fo:border="0.3pt solid #000000" style:writing-mode="page"/>
    </style:style>
    <style:style style:name="Exercice1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Exercice1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1" style:family="table">
      <style:table-properties style:width="25.689cm" table:align="left" fo:background-color="transparent">
        <style:background-image/>
      </style:table-properties>
    </style:style>
    <style:style style:name="Tableau1.A" style:family="table-column">
      <style:table-column-properties style:column-width="2.436cm"/>
    </style:style>
    <style:style style:name="Tableau1.B" style:family="table-column">
      <style:table-column-properties style:column-width="2.872cm"/>
    </style:style>
    <style:style style:name="Tableau1.C" style:family="table-column">
      <style:table-column-properties style:column-width="2.39cm"/>
    </style:style>
    <style:style style:name="Tableau1.D" style:family="table-column">
      <style:table-column-properties style:column-width="4.905cm"/>
    </style:style>
    <style:style style:name="Tableau1.E" style:family="table-column">
      <style:table-column-properties style:column-width="3.489cm"/>
    </style:style>
    <style:style style:name="Tableau1.F" style:family="table-column">
      <style:table-column-properties style:column-width="3.18cm"/>
    </style:style>
    <style:style style:name="Tableau1.G" style:family="table-column">
      <style:table-column-properties style:column-width="3.12cm"/>
    </style:style>
    <style:style style:name="Tableau1.H" style:family="table-column">
      <style:table-column-properties style:column-width="3.29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1.H1" style:family="table-cell">
      <style:table-cell-properties fo:padding="0.049cm" fo:border="0.3pt solid #000000" style:writing-mode="page"/>
    </style:style>
    <style:style style:name="Tableau1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1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2" style:family="table">
      <style:table-properties style:width="25.689cm" table:align="left" fo:background-color="transparent">
        <style:background-image/>
      </style:table-properties>
    </style:style>
    <style:style style:name="Tableau2.A" style:family="table-column">
      <style:table-column-properties style:column-width="2.436cm"/>
    </style:style>
    <style:style style:name="Tableau2.B" style:family="table-column">
      <style:table-column-properties style:column-width="2.872cm"/>
    </style:style>
    <style:style style:name="Tableau2.C" style:family="table-column">
      <style:table-column-properties style:column-width="2.39cm"/>
    </style:style>
    <style:style style:name="Tableau2.D" style:family="table-column">
      <style:table-column-properties style:column-width="4.905cm"/>
    </style:style>
    <style:style style:name="Tableau2.E" style:family="table-column">
      <style:table-column-properties style:column-width="3.489cm"/>
    </style:style>
    <style:style style:name="Tableau2.F" style:family="table-column">
      <style:table-column-properties style:column-width="3.18cm"/>
    </style:style>
    <style:style style:name="Tableau2.G" style:family="table-column">
      <style:table-column-properties style:column-width="3.12cm"/>
    </style:style>
    <style:style style:name="Tableau2.H" style:family="table-column">
      <style:table-column-properties style:column-width="3.29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2.H1" style:family="table-cell">
      <style:table-cell-properties fo:padding="0.049cm" fo:border="0.3pt solid #000000" style:writing-mode="page"/>
    </style:style>
    <style:style style:name="Tableau2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2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3" style:family="table">
      <style:table-properties style:width="25.689cm" table:align="left" fo:background-color="transparent">
        <style:background-image/>
      </style:table-properties>
    </style:style>
    <style:style style:name="Tableau3.A" style:family="table-column">
      <style:table-column-properties style:column-width="2.436cm"/>
    </style:style>
    <style:style style:name="Tableau3.B" style:family="table-column">
      <style:table-column-properties style:column-width="2.872cm"/>
    </style:style>
    <style:style style:name="Tableau3.C" style:family="table-column">
      <style:table-column-properties style:column-width="2.39cm"/>
    </style:style>
    <style:style style:name="Tableau3.D" style:family="table-column">
      <style:table-column-properties style:column-width="4.905cm"/>
    </style:style>
    <style:style style:name="Tableau3.E" style:family="table-column">
      <style:table-column-properties style:column-width="3.489cm"/>
    </style:style>
    <style:style style:name="Tableau3.F" style:family="table-column">
      <style:table-column-properties style:column-width="3.18cm"/>
    </style:style>
    <style:style style:name="Tableau3.G" style:family="table-column">
      <style:table-column-properties style:column-width="3.12cm"/>
    </style:style>
    <style:style style:name="Tableau3.H" style:family="table-column">
      <style:table-column-properties style:column-width="3.297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3.H1" style:family="table-cell">
      <style:table-cell-properties fo:padding="0.049cm" fo:border="0.3pt solid #000000" style:writing-mode="page"/>
    </style:style>
    <style:style style:name="Tableau3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3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4" style:family="table">
      <style:table-properties style:width="25.689cm" table:align="left" fo:background-color="transparent">
        <style:background-image/>
      </style:table-properties>
    </style:style>
    <style:style style:name="Tableau4.A" style:family="table-column">
      <style:table-column-properties style:column-width="2.436cm"/>
    </style:style>
    <style:style style:name="Tableau4.B" style:family="table-column">
      <style:table-column-properties style:column-width="2.872cm"/>
    </style:style>
    <style:style style:name="Tableau4.C" style:family="table-column">
      <style:table-column-properties style:column-width="2.39cm"/>
    </style:style>
    <style:style style:name="Tableau4.D" style:family="table-column">
      <style:table-column-properties style:column-width="4.401cm"/>
    </style:style>
    <style:style style:name="Tableau4.E" style:family="table-column">
      <style:table-column-properties style:column-width="3.512cm"/>
    </style:style>
    <style:style style:name="Tableau4.F" style:family="table-column">
      <style:table-column-properties style:column-width="3.392cm"/>
    </style:style>
    <style:style style:name="Tableau4.G" style:family="table-column">
      <style:table-column-properties style:column-width="3.39cm"/>
    </style:style>
    <style:style style:name="Tableau4.H" style:family="table-column">
      <style:table-column-properties style:column-width="3.297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4.H1" style:family="table-cell">
      <style:table-cell-properties fo:padding="0.049cm" fo:border="0.3pt solid #000000" style:writing-mode="page"/>
    </style:style>
    <style:style style:name="Tableau4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4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5" style:family="table">
      <style:table-properties style:width="25.689cm" table:align="left" fo:background-color="transparent">
        <style:background-image/>
      </style:table-properties>
    </style:style>
    <style:style style:name="Tableau5.A" style:family="table-column">
      <style:table-column-properties style:column-width="2.436cm"/>
    </style:style>
    <style:style style:name="Tableau5.B" style:family="table-column">
      <style:table-column-properties style:column-width="2.872cm"/>
    </style:style>
    <style:style style:name="Tableau5.C" style:family="table-column">
      <style:table-column-properties style:column-width="2.39cm"/>
    </style:style>
    <style:style style:name="Tableau5.D" style:family="table-column">
      <style:table-column-properties style:column-width="4.593cm"/>
    </style:style>
    <style:style style:name="Tableau5.E" style:family="table-column">
      <style:table-column-properties style:column-width="3.417cm"/>
    </style:style>
    <style:style style:name="Tableau5.F" style:family="table-column">
      <style:table-column-properties style:column-width="3.078cm"/>
    </style:style>
    <style:style style:name="Tableau5.G" style:family="table-column">
      <style:table-column-properties style:column-width="3.32cm"/>
    </style:style>
    <style:style style:name="Tableau5.H" style:family="table-column">
      <style:table-column-properties style:column-width="3.584cm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5.H1" style:family="table-cell">
      <style:table-cell-properties fo:padding="0.049cm" fo:border="0.3pt solid #000000" style:writing-mode="page"/>
    </style:style>
    <style:style style:name="Tableau5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5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Tableau6" style:family="table">
      <style:table-properties style:width="25.689cm" table:align="left" fo:background-color="transparent">
        <style:background-image/>
      </style:table-properties>
    </style:style>
    <style:style style:name="Tableau6.A" style:family="table-column">
      <style:table-column-properties style:column-width="2.436cm"/>
    </style:style>
    <style:style style:name="Tableau6.B" style:family="table-column">
      <style:table-column-properties style:column-width="2.872cm"/>
    </style:style>
    <style:style style:name="Tableau6.C" style:family="table-column">
      <style:table-column-properties style:column-width="2.39cm"/>
    </style:style>
    <style:style style:name="Tableau6.D" style:family="table-column">
      <style:table-column-properties style:column-width="4.593cm"/>
    </style:style>
    <style:style style:name="Tableau6.E" style:family="table-column">
      <style:table-column-properties style:column-width="3.417cm"/>
    </style:style>
    <style:style style:name="Tableau6.F" style:family="table-column">
      <style:table-column-properties style:column-width="3.078cm"/>
    </style:style>
    <style:style style:name="Tableau6.G" style:family="table-column">
      <style:table-column-properties style:column-width="3.32cm"/>
    </style:style>
    <style:style style:name="Tableau6.H" style:family="table-column">
      <style:table-column-properties style:column-width="3.584cm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leau6.H1" style:family="table-cell">
      <style:table-cell-properties fo:padding="0.049cm" fo:border="0.3pt solid #000000" style:writing-mode="page"/>
    </style:style>
    <style:style style:name="Tableau6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leau6.H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style:text-underline-style="solid" style:text-underline-width="auto" style:text-underline-color="font-color" fo:font-weight="bold" officeooo:rsid="001c9de7" officeooo:paragraph-rsid="001c9de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6pt" fo:font-weight="bold" officeooo:rsid="001c9de7" officeooo:paragraph-rsid="001c9de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1c9de7" officeooo:paragraph-rsid="0026797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normal" officeooo:rsid="001c9de7" officeooo:paragraph-rsid="0031813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1c9de7" officeooo:paragraph-rsid="001c9de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style:text-underline-style="none" fo:font-weight="bold" officeooo:rsid="004d865b" officeooo:paragraph-rsid="004d865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4d865b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50c2dd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52b496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53e420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fo:font-style="italic" style:text-underline-style="none" fo:font-weight="normal" officeooo:rsid="004d865b" officeooo:paragraph-rsid="0055b4a7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1c9de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1da2c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26797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2dbbf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31813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31e47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3a22a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3d8f1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24be7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26797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2c086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31813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3a22a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26e5a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2dbbf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31e47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3d8f1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4d865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dbbf7" officeooo:paragraph-rsid="002dbbf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1e473" officeooo:paragraph-rsid="0031e47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54fad" officeooo:paragraph-rsid="00354fa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aa54e" officeooo:paragraph-rsid="003aa5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d8f1b" officeooo:paragraph-rsid="003d8f1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4b6758" officeooo:paragraph-rsid="004b675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d8f1b" officeooo:paragraph-rsid="003d8f1b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6e5ae" officeooo:paragraph-rsid="0026e5ae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26e5ae" officeooo:paragraph-rsid="002dbbf7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2b496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0c2d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24be78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3e420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5b4a7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Ubuntu" fo:font-size="12pt" fo:font-style="italic" fo:font-weight="bold" officeooo:rsid="001ed165" officeooo:paragraph-rsid="001ed165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Ubuntu" fo:font-size="12pt" fo:font-style="italic" fo:font-weight="bold" officeooo:rsid="001ed165" officeooo:paragraph-rsid="00267973" style:font-size-asian="10.5pt" style:font-style-asian="italic" style:font-weight-asian="bold" style:font-size-complex="12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Ubuntu" fo:font-size="12pt" fo:font-style="italic" fo:font-weight="bold" officeooo:rsid="001ed165" officeooo:paragraph-rsid="0031813a" style:font-size-asian="10.5pt" style:font-style-asian="italic" style:font-weight-asian="bold" style:font-size-complex="12pt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Ubuntu" fo:font-size="12pt" officeooo:rsid="001ed165" officeooo:paragraph-rsid="001ed165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Ubuntu" fo:font-size="12pt" officeooo:rsid="001ed165" officeooo:paragraph-rsid="002025c5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Ubuntu" fo:font-size="12pt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Ubuntu" fo:font-size="12pt" officeooo:paragraph-rsid="00267973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Ubuntu" fo:font-size="12pt" officeooo:paragraph-rsid="0031813a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Ubuntu" fo:font-size="12pt" officeooo:rsid="002025c5" officeooo:paragraph-rsid="002025c5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Ubuntu" fo:font-size="12pt" officeooo:rsid="00279983" officeooo:paragraph-rsid="00279983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Ubuntu" fo:font-size="12pt" officeooo:rsid="00279983" officeooo:paragraph-rsid="00281af9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Ubuntu" fo:font-size="12pt" officeooo:rsid="00281af9" officeooo:paragraph-rsid="00281af9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Ubuntu" fo:font-size="12pt" officeooo:rsid="002dbbf7" officeooo:paragraph-rsid="002dbbf7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Ubuntu" fo:font-size="12pt" officeooo:rsid="002f99fd" officeooo:paragraph-rsid="002f99fd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Ubuntu" fo:font-size="12pt" officeooo:rsid="002f9a61" officeooo:paragraph-rsid="002f9a61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Ubuntu" fo:font-size="12pt" officeooo:rsid="0031e473" officeooo:paragraph-rsid="0031e473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Ubuntu" fo:font-size="12pt" officeooo:rsid="0034fa0e" officeooo:paragraph-rsid="0034fa0e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Ubuntu" fo:font-size="12pt" officeooo:rsid="003f39d2" officeooo:paragraph-rsid="003f39d2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Ubuntu" fo:font-size="12pt" officeooo:rsid="00491e03" officeooo:paragraph-rsid="00491e03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Ubuntu" fo:font-size="12pt" officeooo:rsid="004a116e" officeooo:paragraph-rsid="004a116e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Ubuntu" fo:font-size="12pt" officeooo:rsid="004a116e" officeooo:paragraph-rsid="004e9f91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Ubuntu" fo:font-size="12pt" officeooo:rsid="004b6758" officeooo:paragraph-rsid="004b6758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Ubuntu" fo:font-size="12pt" officeooo:rsid="004e9f91" officeooo:paragraph-rsid="004e9f91" style:font-size-asian="10.5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none" fo:font-weight="normal" officeooo:rsid="001c9de7" officeooo:paragraph-rsid="001c9de7" style:font-size-asian="10.5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6e5ae" officeooo:paragraph-rsid="0026e5ae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1e473" officeooo:paragraph-rsid="00267973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4fa0e" officeooo:paragraph-rsid="00267973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d8f1b" officeooo:paragraph-rsid="003d8f1b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d8f1b" officeooo:paragraph-rsid="004d865b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d8f1b" officeooo:paragraph-rsid="0055e9aa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4e9f9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4be78" officeooo:paragraph-rsid="0055e9a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31813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9de7" officeooo:paragraph-rsid="0055e9a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6e5ae" officeooo:paragraph-rsid="0055e9a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4d865b" officeooo:paragraph-rsid="004d86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d8f1b" officeooo:paragraph-rsid="0055e9a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 fo:break-before="page"/>
      <style:text-properties style:font-name="Ubuntu" fo:font-size="14pt" style:text-underline-style="solid" style:text-underline-width="auto" style:text-underline-color="font-color" fo:font-weight="bold" officeooo:rsid="001c9de7" officeooo:paragraph-rsid="0055e9aa" style:font-size-asian="14pt" style:font-weight-asian="bold" style:font-size-complex="14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Ubuntu" fo:font-size="12pt" fo:font-style="italic" fo:font-weight="bold" officeooo:rsid="001ed165" officeooo:paragraph-rsid="0055e9aa" style:font-size-asian="10.5pt" style:font-style-asian="italic" style:font-weight-asian="bold" style:font-size-complex="12pt" style:font-style-complex="italic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Ubuntu" fo:font-size="12pt" officeooo:rsid="00491e03" officeooo:paragraph-rsid="0055e9aa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Ubuntu" fo:font-size="12pt" officeooo:paragraph-rsid="0055e9aa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Ubuntu" fo:font-size="12pt" officeooo:rsid="004e9f91" officeooo:paragraph-rsid="0055e9aa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Ubuntu" fo:font-size="12pt" officeooo:rsid="004a116e" officeooo:paragraph-rsid="0055e9aa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Ubuntu" fo:font-size="12pt" officeooo:rsid="0055e9aa" officeooo:paragraph-rsid="0055e9aa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a2cf" style:font-weight-asian="bold" style:font-weight-complex="bold"/>
    </style:style>
    <style:style style:name="T3" style:family="text">
      <style:text-properties fo:font-weight="bold" officeooo:rsid="00279983" style:font-weight-asian="bold" style:font-weight-complex="bold"/>
    </style:style>
    <style:style style:name="T4" style:family="text">
      <style:text-properties fo:font-weight="bold" officeooo:rsid="002c0861" style:font-weight-asian="bold" style:font-weight-complex="bold"/>
    </style:style>
    <style:style style:name="T5" style:family="text">
      <style:text-properties fo:font-weight="bold" officeooo:rsid="002dbbf7" style:font-weight-asian="bold" style:font-weight-complex="bold"/>
    </style:style>
    <style:style style:name="T6" style:family="text">
      <style:text-properties fo:font-weight="bold" officeooo:rsid="002f9a61" style:font-weight-asian="bold" style:font-weight-complex="bold"/>
    </style:style>
    <style:style style:name="T7" style:family="text">
      <style:text-properties fo:font-weight="bold" officeooo:rsid="0031e473" style:font-weight-asian="bold" style:font-weight-complex="bold"/>
    </style:style>
    <style:style style:name="T8" style:family="text">
      <style:text-properties fo:font-weight="bold" officeooo:rsid="0034fa0e" style:font-weight-asian="bold" style:font-weight-complex="bold"/>
    </style:style>
    <style:style style:name="T9" style:family="text">
      <style:text-properties fo:font-weight="bold" officeooo:rsid="003f39d2" style:font-weight-asian="bold" style:font-weight-complex="bold"/>
    </style:style>
    <style:style style:name="T10" style:family="text">
      <style:text-properties fo:font-weight="bold" officeooo:rsid="0040e30d" style:font-weight-asian="bold" style:font-weight-complex="bold"/>
    </style:style>
    <style:style style:name="T11" style:family="text">
      <style:text-properties fo:font-weight="bold" officeooo:rsid="004b6758" style:font-weight-asian="bold" style:font-weight-complex="bold"/>
    </style:style>
    <style:style style:name="T12" style:family="text">
      <style:text-properties fo:font-weight="bold" officeooo:rsid="004d865b" style:font-weight-asian="bold" style:font-weight-complex="bold"/>
    </style:style>
    <style:style style:name="T13" style:family="text">
      <style:text-properties fo:font-weight="bold" officeooo:rsid="004a116e" style:font-weight-asian="bold" style:font-weight-complex="bold"/>
    </style:style>
    <style:style style:name="T14" style:family="text">
      <style:text-properties fo:font-weight="bold" officeooo:rsid="004e9f91" style:font-weight-asian="bold" style:font-weight-complex="bold"/>
    </style:style>
    <style:style style:name="T15" style:family="text">
      <style:text-properties fo:font-weight="bold" officeooo:rsid="0055e9aa" style:font-weight-asian="bold" style:font-weight-complex="bold"/>
    </style:style>
    <style:style style:name="T16" style:family="text">
      <style:text-properties fo:font-weight="bold" officeooo:rsid="0057230f" style:font-weight-asian="bold" style:font-weight-complex="bold"/>
    </style:style>
    <style:style style:name="T17" style:family="text">
      <style:text-properties officeooo:rsid="001da2c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6e5ae" style:font-style-asian="italic" style:font-style-complex="italic"/>
    </style:style>
    <style:style style:name="T20" style:family="text">
      <style:text-properties fo:font-style="italic" officeooo:rsid="002dbbf7" style:font-style-asian="italic" style:font-style-complex="italic"/>
    </style:style>
    <style:style style:name="T21" style:family="text">
      <style:text-properties fo:font-style="italic" officeooo:rsid="0031e473" style:font-style-asian="italic" style:font-style-complex="italic"/>
    </style:style>
    <style:style style:name="T22" style:family="text">
      <style:text-properties fo:font-style="italic" officeooo:rsid="003cc115" style:font-style-asian="italic" style:font-style-complex="italic"/>
    </style:style>
    <style:style style:name="T23" style:family="text">
      <style:text-properties fo:font-style="italic" officeooo:rsid="0044c34a" style:font-style-asian="italic" style:font-style-complex="italic"/>
    </style:style>
    <style:style style:name="T24" style:family="text">
      <style:text-properties fo:font-style="italic" officeooo:rsid="004d865b" style:font-style-asian="italic" style:font-style-complex="italic"/>
    </style:style>
    <style:style style:name="T25" style:family="text">
      <style:text-properties fo:font-style="italic" officeooo:rsid="0055e9aa" style:font-style-asian="italic" style:font-style-complex="italic"/>
    </style:style>
    <style:style style:name="T26" style:family="text">
      <style:text-properties officeooo:rsid="001ed165"/>
    </style:style>
    <style:style style:name="T27" style:family="text">
      <style:text-properties officeooo:rsid="002025c5"/>
    </style:style>
    <style:style style:name="T28" style:family="text">
      <style:text-properties style:font-name="Ubuntu" fo:font-size="12pt" style:text-underline-style="none" fo:font-weight="normal" officeooo:rsid="003d8f1b" style:font-size-asian="10.5pt" style:font-weight-asian="normal" style:font-size-complex="12pt" style:font-weight-complex="normal"/>
    </style:style>
    <style:style style:name="T29" style:family="text">
      <style:text-properties officeooo:rsid="0024be78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267973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6e5ae" style:font-style-asian="normal" style:font-style-complex="normal"/>
    </style:style>
    <style:style style:name="T34" style:family="text">
      <style:text-properties fo:font-style="normal" officeooo:rsid="0031e473" style:font-style-asian="normal" style:font-style-complex="normal"/>
    </style:style>
    <style:style style:name="T35" style:family="text">
      <style:text-properties fo:font-style="normal" officeooo:rsid="003cc115" style:font-style-asian="normal" style:font-style-complex="normal"/>
    </style:style>
    <style:style style:name="T36" style:family="text">
      <style:text-properties fo:font-style="normal" officeooo:rsid="0044c34a" style:font-style-asian="normal" style:font-style-complex="normal"/>
    </style:style>
    <style:style style:name="T37" style:family="text">
      <style:text-properties fo:font-style="normal" officeooo:rsid="004d865b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officeooo:rsid="00279983"/>
    </style:style>
    <style:style style:name="T41" style:family="text">
      <style:text-properties officeooo:rsid="0029fa0b"/>
    </style:style>
    <style:style style:name="T42" style:family="text">
      <style:text-properties officeooo:rsid="002c0861"/>
    </style:style>
    <style:style style:name="T43" style:family="text">
      <style:text-properties officeooo:rsid="002dbbf7"/>
    </style:style>
    <style:style style:name="T44" style:family="text">
      <style:text-properties officeooo:rsid="002f9a61"/>
    </style:style>
    <style:style style:name="T45" style:family="text">
      <style:text-properties officeooo:rsid="0031813a"/>
    </style:style>
    <style:style style:name="T46" style:family="text">
      <style:text-properties officeooo:rsid="0034fa0e"/>
    </style:style>
    <style:style style:name="T47" style:family="text">
      <style:text-properties fo:color="#c9211e" loext:opacity="100%"/>
    </style:style>
    <style:style style:name="T48" style:family="text">
      <style:text-properties fo:color="#c9211e" loext:opacity="100%" officeooo:rsid="0024be78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use-window-font-color="true" loext:opacity="0%" style:text-underline-style="solid" style:text-underline-width="auto" style:text-underline-color="font-color"/>
    </style:style>
    <style:style style:name="T51" style:family="text">
      <style:text-properties officeooo:rsid="0040640d"/>
    </style:style>
    <style:style style:name="T52" style:family="text">
      <style:text-properties officeooo:rsid="0040e30d"/>
    </style:style>
    <style:style style:name="T53" style:family="text">
      <style:text-properties officeooo:rsid="004a116e"/>
    </style:style>
    <style:style style:name="T54" style:family="text">
      <style:text-properties officeooo:rsid="004b6758"/>
    </style:style>
    <style:style style:name="T55" style:family="text">
      <style:text-properties officeooo:rsid="004c671f"/>
    </style:style>
    <style:style style:name="T56" style:family="text">
      <style:text-properties officeooo:rsid="004d2620"/>
    </style:style>
    <style:style style:name="T57" style:family="text">
      <style:text-properties officeooo:rsid="004e9f91"/>
    </style:style>
    <style:style style:name="T58" style:family="text">
      <style:text-properties officeooo:rsid="004f306e"/>
    </style:style>
    <style:style style:name="T59" style:family="text">
      <style:text-properties officeooo:rsid="00502f57"/>
    </style:style>
    <style:style style:name="T60" style:family="text">
      <style:text-properties officeooo:rsid="0050c2dd"/>
    </style:style>
    <style:style style:name="T61" style:family="text">
      <style:text-properties officeooo:rsid="0052b496"/>
    </style:style>
    <style:style style:name="T62" style:family="text">
      <style:text-properties officeooo:rsid="0053e420"/>
    </style:style>
    <style:style style:name="T63" style:family="text">
      <style:text-properties officeooo:rsid="0055b4a7"/>
    </style:style>
    <style:style style:name="T64" style:family="text">
      <style:text-properties officeooo:rsid="0055e9aa"/>
    </style:style>
    <style:style style:name="T65" style:family="text">
      <style:text-properties officeooo:rsid="0057230f"/>
    </style:style>
    <style:style style:name="T66" style:family="text">
      <style:text-properties officeooo:rsid="0059d2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CNA1</text:p>
      <text:p text:style-name="P2">Calculs réseaux</text:p>
      <text:p text:style-name="P2"/>
      <text:p text:style-name="P5">Exercice 1 :</text:p>
      <text:p text:style-name="P7">Vous faites partie d’une société internationale, chaque pays s’est vu attribuer un réseau de 65 536 adresses. Votre filiale a reçu le réseau 10.100.0.0 /16.</text:p>
      <text:p text:style-name="P7">Pour les besoins de vote filiale, vous devez mettre en place 60 sous-réseaux. Donner les premiers sous-réseaux ainsi que la première et la dernière adresse<text:span text:style-name="T59">s</text:span> IP addressables et l’adresse de broadcast pour le premier réseau.</text:p>
      <text:p text:style-name="P6"/>
      <text:p text:style-name="P67">10.100.0.0 /16<text:tab/>255.255.0.0</text:p>
      <text:p text:style-name="P12">On doit redéfinir le masque pour <text:span text:style-name="T18">60</text:span> réseaux.</text:p>
      <text:p text:style-name="P12"/>
      <text:p text:style-name="P12"><text:span text:style-name="T26">I</text:span>l faut <text:span text:style-name="T1">6</text:span> bits pour faire le chiffre <text:span text:style-name="T18">60</text:span> x 2^<text:span text:style-name="T1">6</text:span> <text:s/>= <text:span text:style-name="T2">64</text:span> (0 à <text:span text:style-name="T2">63</text:span> ).</text:p>
      <text:p text:style-name="P12"/>
      <text:p text:style-name="P12">Le masque devient :</text:p>
      <text:p text:style-name="P13">255.255.<text:span text:style-name="T2">11111100</text:span>.<text:span text:style-name="T2">00000000</text:span> soit 255.255.<text:span text:style-name="T2">252</text:span>.<text:span text:style-name="T2">0</text:span> /<text:span text:style-name="T2">22</text:span></text:p>
      <text:p text:style-name="P12"/>
      <text:p text:style-name="P12">Il reste <text:span text:style-name="T2">10</text:span> zéros donc 2^<text:span text:style-name="T2">10</text:span> = <text:span text:style-name="T2">1024</text:span> (pas du réseau) soi<text:span text:style-name="T17">t </text:span><text:span text:style-name="T2">1024</text:span> - 2 = <text:span text:style-name="T2">1022</text:span> machines.</text:p>
      <text:p text:style-name="P12"/>
      <table:table table:name="Exercice1" table:style-name="Exercice1">
        <table:table-column table:style-name="Exercice1.A"/>
        <table:table-column table:style-name="Exercice1.B"/>
        <table:table-column table:style-name="Exercice1.C"/>
        <table:table-column table:style-name="Exercice1.D"/>
        <table:table-column table:style-name="Exercice1.E"/>
        <table:table-column table:style-name="Exercice1.F"/>
        <table:table-column table:style-name="Exercice1.G"/>
        <table:table-column table:style-name="Exercice1.H"/>
        <table:table-row table:style-name="Exercice1.1">
          <table:table-cell table:style-name="Exercice1.A1" office:value-type="string">
            <text:p text:style-name="P44">Réseau</text:p>
          </table:table-cell>
          <table:table-cell table:style-name="Exercice1.A1" office:value-type="string">
            <text:p text:style-name="P44">Nombre hôtes</text:p>
          </table:table-cell>
          <table:table-cell table:style-name="Exercice1.A1" office:value-type="string">
            <text:p text:style-name="P44">Longueur masque</text:p>
          </table:table-cell>
          <table:table-cell table:style-name="Exercice1.A1" office:value-type="string">
            <text:p text:style-name="P44">Masque</text:p>
          </table:table-cell>
          <table:table-cell table:style-name="Exercice1.A1" office:value-type="string">
            <text:p text:style-name="P44">Adresse réseau</text:p>
          </table:table-cell>
          <table:table-cell table:style-name="Exercice1.A1" office:value-type="string">
            <text:p text:style-name="P44">Première adresse</text:p>
          </table:table-cell>
          <table:table-cell table:style-name="Exercice1.A1" office:value-type="string">
            <text:p text:style-name="P44">Dernière adresse</text:p>
          </table:table-cell>
          <table:table-cell table:style-name="Exercice1.H1" office:value-type="string">
            <text:p text:style-name="P44">Adresse diffusion</text:p>
          </table:table-cell>
        </table:table-row>
        <table:table-row table:style-name="Exercice1.1">
          <table:table-cell table:style-name="Exercice1.A2" office:value-type="string">
            <text:p text:style-name="P47">A</text:p>
          </table:table-cell>
          <table:table-cell table:style-name="Exercice1.A2" office:value-type="string">
            <text:p text:style-name="P47">1022</text:p>
          </table:table-cell>
          <table:table-cell table:style-name="Exercice1.A2" office:value-type="string">
            <text:p text:style-name="P49">/<text:span text:style-name="T26">22</text:span></text:p>
          </table:table-cell>
          <table:table-cell table:style-name="Exercice1.A2" office:value-type="string">
            <text:p text:style-name="P47">255.255.252.0</text:p>
          </table:table-cell>
          <table:table-cell table:style-name="Exercice1.A2" office:value-type="string">
            <text:p text:style-name="P47">10.100.0.0</text:p>
          </table:table-cell>
          <table:table-cell table:style-name="Exercice1.A2" office:value-type="string">
            <text:p text:style-name="P47">10.100.0.1</text:p>
          </table:table-cell>
          <table:table-cell table:style-name="Exercice1.A2" office:value-type="string">
            <text:p text:style-name="P47">10.100.3.254</text:p>
          </table:table-cell>
          <table:table-cell table:style-name="Exercice1.H2" office:value-type="string">
            <text:p text:style-name="P47">10.100.3.255</text:p>
          </table:table-cell>
        </table:table-row>
        <table:table-row table:style-name="Exercice1.1">
          <table:table-cell table:style-name="Exercice1.A2" office:value-type="string">
            <text:p text:style-name="P47">B</text:p>
          </table:table-cell>
          <table:table-cell table:style-name="Exercice1.A2" office:value-type="string">
            <text:p text:style-name="P47">1022</text:p>
          </table:table-cell>
          <table:table-cell table:style-name="Exercice1.A2" office:value-type="string">
            <text:p text:style-name="P49">/<text:span text:style-name="T26">22</text:span></text:p>
          </table:table-cell>
          <table:table-cell table:style-name="Exercice1.A2" office:value-type="string">
            <text:p text:style-name="P48">255.255.252.0</text:p>
          </table:table-cell>
          <table:table-cell table:style-name="Exercice1.A2" office:value-type="string">
            <text:p text:style-name="P48">10.100.<text:span text:style-name="T27">4</text:span>.0</text:p>
          </table:table-cell>
          <table:table-cell table:style-name="Exercice1.A2" office:value-type="string">
            <text:p text:style-name="P48">10.100.<text:span text:style-name="T27">4.1</text:span></text:p>
          </table:table-cell>
          <table:table-cell table:style-name="Exercice1.A2" office:value-type="string">
            <text:p text:style-name="P48">10.100.<text:span text:style-name="T27">7</text:span>.254</text:p>
          </table:table-cell>
          <table:table-cell table:style-name="Exercice1.H2" office:value-type="string">
            <text:p text:style-name="P52"><text:span text:style-name="T26">10.100.</text:span>7<text:span text:style-name="T26">.</text:span>255</text:p>
          </table:table-cell>
        </table:table-row>
        <table:table-row table:style-name="Exercice1.1">
          <table:table-cell table:style-name="Exercice1.A2" office:value-type="string">
            <text:p text:style-name="P47">C</text:p>
          </table:table-cell>
          <table:table-cell table:style-name="Exercice1.A2" office:value-type="string">
            <text:p text:style-name="P47">1022</text:p>
          </table:table-cell>
          <table:table-cell table:style-name="Exercice1.A2" office:value-type="string">
            <text:p text:style-name="P49">/<text:span text:style-name="T26">22</text:span></text:p>
          </table:table-cell>
          <table:table-cell table:style-name="Exercice1.A2" office:value-type="string">
            <text:p text:style-name="P48">255.255.252.0</text:p>
          </table:table-cell>
          <table:table-cell table:style-name="Exercice1.A2" office:value-type="string">
            <text:p text:style-name="P48">10.100.<text:span text:style-name="T27">8</text:span>.0</text:p>
          </table:table-cell>
          <table:table-cell table:style-name="Exercice1.A2" office:value-type="string">
            <text:p text:style-name="P48">10.100.<text:span text:style-name="T27">8</text:span>.<text:span text:style-name="T27">1</text:span></text:p>
          </table:table-cell>
          <table:table-cell table:style-name="Exercice1.A2" office:value-type="string">
            <text:p text:style-name="P48">10.100.<text:span text:style-name="T27">11</text:span>.254</text:p>
          </table:table-cell>
          <table:table-cell table:style-name="Exercice1.H2" office:value-type="string">
            <text:p text:style-name="P52">1<text:span text:style-name="T26">0.100.</text:span>11<text:span text:style-name="T26">.25</text:span>5</text:p>
          </table:table-cell>
        </table:table-row>
        <table:table-row table:style-name="Exercice1.1">
          <table:table-cell table:style-name="Exercice1.A2" office:value-type="string">
            <text:p text:style-name="P52">D</text:p>
          </table:table-cell>
          <table:table-cell table:style-name="Exercice1.A2" office:value-type="string">
            <text:p text:style-name="P47">1022</text:p>
          </table:table-cell>
          <table:table-cell table:style-name="Exercice1.A2" office:value-type="string">
            <text:p text:style-name="P49">/<text:span text:style-name="T26">22</text:span></text:p>
          </table:table-cell>
          <table:table-cell table:style-name="Exercice1.A2" office:value-type="string">
            <text:p text:style-name="P48">255.255.252.0</text:p>
          </table:table-cell>
          <table:table-cell table:style-name="Exercice1.A2" office:value-type="string">
            <text:p text:style-name="P48">10.100.<text:span text:style-name="T27">12</text:span>.0</text:p>
          </table:table-cell>
          <table:table-cell table:style-name="Exercice1.A2" office:value-type="string">
            <text:p text:style-name="P48">10.100.<text:span text:style-name="T27">12.1</text:span></text:p>
          </table:table-cell>
          <table:table-cell table:style-name="Exercice1.A2" office:value-type="string">
            <text:p text:style-name="P48">10.100.<text:span text:style-name="T27">15</text:span>.254</text:p>
          </table:table-cell>
          <table:table-cell table:style-name="Exercice1.H2" office:value-type="string">
            <text:p text:style-name="P48"><text:span text:style-name="T27">1</text:span>0.100.<text:span text:style-name="T27">15</text:span>.25<text:span text:style-name="T27">5</text:span></text:p>
          </table:table-cell>
        </table:table-row>
      </table:table>
      <text:p text:style-name="P12"/>
      <text:p text:style-name="P20">Adresse du prochain réseau : <text:span text:style-name="T1">10.100.16.0</text:span></text:p>
      <text:p text:style-name="P41">Exercice <text:span text:style-name="T29">2</text:span> :</text:p>
      <text:p text:style-name="P7">Vous êtes l’administrateur réseau d’une société. Vous utilisez les réseaux privés de classe C pour le réseau de votre société. Chaque site s’est vu attribuer huit réseaux de classe C.</text:p>
      <text:p text:style-name="P7">Vous possédez les huits premiers réseaux. Vous utilisez actuellement 200 adresses IP. La <text:span text:style-name="T58">société prévoit une croissance importante dans les deux ans et vous demande de prévoir un réseau suffisament grand pour accueillir 1000 employés. Précisez le réseau et son masque,</text:span> ainsi que la première et la dernière adresse<text:span text:style-name="T59">s</text:span> IP addressables et l’adresse de broadcast.</text:p>
      <text:p text:style-name="P3"/>
      <text:p text:style-name="P14"><text:span text:style-name="T33">192</text:span><text:span text:style-name="T32">.</text:span><text:span text:style-name="T33">168</text:span><text:span text:style-name="T32">.</text:span><text:span text:style-name="T19">x</text:span><text:span text:style-name="T32">.</text:span><text:span text:style-name="T19">y </text:span><text:span text:style-name="T32">/</text:span><text:span text:style-name="T19">24</text:span><text:span text:style-name="T18"><text:tab/></text:span><text:span text:style-name="T19">255</text:span><text:span text:style-name="T33">.</text:span><text:span text:style-name="T19">255</text:span><text:span text:style-name="T33">.</text:span><text:span text:style-name="T19">255</text:span><text:span text:style-name="T33">.</text:span><text:span text:style-name="T19">0</text:span></text:p>
      <text:p text:style-name="P25">Avec ce masque, on a 2^<text:span text:style-name="T18">8</text:span><text:span text:style-name="T32"> = </text:span><text:span text:style-name="T18">256</text:span><text:span text:style-name="T32"> soit </text:span><text:span text:style-name="T18">256 –</text:span><text:span text:style-name="T32"> 2 = </text:span><text:span text:style-name="T18">254</text:span><text:span text:style-name="T32"> machines.</text:span></text:p>
      <text:p text:style-name="P37"><text:span text:style-name="T38">8</text:span> <text:span text:style-name="T32">étant le nombre de zéros restants dans le masque.</text:span></text:p>
      <text:p text:style-name="P68"/>
      <text:p text:style-name="P68">Pour passer à 1000 machines, il faut changer le masque donc réduire le nombre de 1, soit augmenter le nombre de zéros.</text:p>
      <text:p text:style-name="P14"/>
      <text:p text:style-name="P25">1000 machines =&gt; 2^<text:span text:style-name="T38">10</text:span> <text:s/>= <text:span text:style-name="T38">1024</text:span><text:span text:style-name="T18"> </text:span><text:span text:style-name="T32">soit </text:span><text:span text:style-name="T38">1024</text:span><text:span text:style-name="T32"> – 2 = </text:span><text:span text:style-name="T38">1022</text:span><text:span text:style-name="T32"> machines</text:span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45">Réseau</text:p>
          </table:table-cell>
          <table:table-cell table:style-name="Tableau1.A1" office:value-type="string">
            <text:p text:style-name="P45">Nombre hôtes</text:p>
          </table:table-cell>
          <table:table-cell table:style-name="Tableau1.A1" office:value-type="string">
            <text:p text:style-name="P45">Longueur masque</text:p>
          </table:table-cell>
          <table:table-cell table:style-name="Tableau1.A1" office:value-type="string">
            <text:p text:style-name="P45">Masque</text:p>
          </table:table-cell>
          <table:table-cell table:style-name="Tableau1.A1" office:value-type="string">
            <text:p text:style-name="P45">Adresse réseau</text:p>
          </table:table-cell>
          <table:table-cell table:style-name="Tableau1.A1" office:value-type="string">
            <text:p text:style-name="P45">Première adresse</text:p>
          </table:table-cell>
          <table:table-cell table:style-name="Tableau1.A1" office:value-type="string">
            <text:p text:style-name="P45">Dernière adresse</text:p>
          </table:table-cell>
          <table:table-cell table:style-name="Tableau1.H1" office:value-type="string">
            <text:p text:style-name="P45">Adresse diffusion</text:p>
          </table:table-cell>
        </table:table-row>
        <table:table-row table:style-name="Tableau1.1">
          <table:table-cell table:style-name="Tableau1.A2" office:value-type="string">
            <text:p text:style-name="P53">A</text:p>
          </table:table-cell>
          <table:table-cell table:style-name="Tableau1.A2" office:value-type="string">
            <text:p text:style-name="P53">1022</text:p>
          </table:table-cell>
          <table:table-cell table:style-name="Tableau1.A2" office:value-type="string">
            <text:p text:style-name="P50">/<text:span text:style-name="T40">2</text:span><text:span text:style-name="T43">2</text:span></text:p>
          </table:table-cell>
          <table:table-cell table:style-name="Tableau1.A2" office:value-type="string">
            <text:p text:style-name="P55">255.255.255.0</text:p>
          </table:table-cell>
          <table:table-cell table:style-name="Tableau1.A2" office:value-type="string">
            <text:p text:style-name="P53">192.168.<text:span text:style-name="T41">0</text:span>.<text:span text:style-name="T41">0</text:span></text:p>
          </table:table-cell>
          <table:table-cell table:style-name="Tableau1.A2" office:value-type="string">
            <text:p text:style-name="P54">192.168.<text:span text:style-name="T41">0</text:span>.<text:span text:style-name="T41">1</text:span></text:p>
          </table:table-cell>
          <table:table-cell table:style-name="Tableau1.A2" office:value-type="string">
            <text:p text:style-name="P54">192.168.<text:span text:style-name="T42">3</text:span>.<text:span text:style-name="T42">254</text:span></text:p>
          </table:table-cell>
          <table:table-cell table:style-name="Tableau1.H2" office:value-type="string">
            <text:p text:style-name="P54">192.168.<text:span text:style-name="T42">3</text:span>.<text:span text:style-name="T42">255</text:span></text:p>
          </table:table-cell>
        </table:table-row>
      </table:table>
      <text:p text:style-name="P14"/>
      <text:p text:style-name="P22">Adresse du prochain réseau : <text:span text:style-name="T3">192</text:span><text:span text:style-name="T40">.</text:span><text:span text:style-name="T3">168</text:span><text:span text:style-name="T40">.</text:span><text:span text:style-name="T4">4</text:span><text:span text:style-name="T40">.</text:span><text:span text:style-name="T4">0</text:span></text:p>
      <text:p text:style-name="P40">Exercice <text:span text:style-name="T31">3</text:span> :</text:p>
      <text:p text:style-name="P8">Vo<text:span text:style-name="T60">tre bâtiment s’est vu attribuer le réseau 192.168.0.0 /24, vous devez équiper 8 salles et créer pour chaque salle un sous-réseau.</text:span><text:span text:style-name="T58"> Précisez </text:span><text:span text:style-name="T60">tous les réseaux, </text:span>la première et la dernière adresse<text:span text:style-name="T59">s</text:span> IP addressables et l’adresse de broadcast <text:span text:style-name="T60">du premier sous-réseau.</text:span></text:p>
      <text:p text:style-name="P3"/>
      <text:p text:style-name="P15"><text:span text:style-name="T20">192</text:span><text:span text:style-name="T32">.</text:span><text:span text:style-name="T20">168</text:span><text:span text:style-name="T32">.</text:span><text:span text:style-name="T20">0</text:span><text:span text:style-name="T32">.</text:span><text:span text:style-name="T20">0</text:span><text:span text:style-name="T18"> </text:span><text:span text:style-name="T32">/</text:span><text:span text:style-name="T20">24</text:span><text:span text:style-name="T18"><text:tab/></text:span><text:span text:style-name="T19">255</text:span><text:span text:style-name="T33">.</text:span><text:span text:style-name="T19">255</text:span><text:span text:style-name="T33">.</text:span><text:span text:style-name="T19">255</text:span><text:span text:style-name="T33">.</text:span><text:span text:style-name="T19">0</text:span></text:p>
      <text:p text:style-name="P26"><text:span text:style-name="T32">Avec ce masque, on a 2^</text:span><text:span text:style-name="T18">8</text:span><text:span text:style-name="T32"> = </text:span><text:span text:style-name="T18">256</text:span><text:span text:style-name="T32"> soit </text:span><text:span text:style-name="T18">256 –</text:span><text:span text:style-name="T32"> 2 = </text:span><text:span text:style-name="T18">254</text:span><text:span text:style-name="T32"> machines.</text:span></text:p>
      <text:p text:style-name="P38"><text:span text:style-name="T38">8</text:span> <text:span text:style-name="T32">étant le nombre de zéros restants dans le masque.</text:span></text:p>
      <text:p text:style-name="P14"/>
      <text:p text:style-name="P30">8 salles = 2³ donc <text:span text:style-name="T1">3</text:span> bits</text:p>
      <text:p text:style-name="P30">Pour passer à 8 salles, il faut changer le masque donc augmenter le nombre de 1, soit diminuer le nombre de zéros.</text:p>
      <text:p text:style-name="P30"><text:s/></text:p>
      <text:p text:style-name="P14">Le masque devient :</text:p>
      <text:p text:style-name="P14"><text:span text:style-name="T1">255.255.</text:span><text:span text:style-name="T5">255</text:span><text:span text:style-name="T2">.</text:span><text:span text:style-name="T5">11100000</text:span> soit 255.255.<text:span text:style-name="T43">255</text:span>.<text:span text:style-name="T5">224</text:span> /<text:span text:style-name="T5">27</text:span></text:p>
      <text:p text:style-name="P14"/>
      <text:p text:style-name="P14">Il reste <text:span text:style-name="T5">5</text:span> zéros donc 2^<text:span text:style-name="T5">5</text:span> = <text:span text:style-name="T5">32</text:span> (pas du réseau) soi<text:span text:style-name="T17">t </text:span><text:span text:style-name="T5">32</text:span> - 2 = <text:span text:style-name="T5">30</text:span> machines.</text:p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office:value-type="string">
            <text:p text:style-name="P45">Réseau</text:p>
          </table:table-cell>
          <table:table-cell table:style-name="Tableau2.A1" office:value-type="string">
            <text:p text:style-name="P45">Nombre hôtes</text:p>
          </table:table-cell>
          <table:table-cell table:style-name="Tableau2.A1" office:value-type="string">
            <text:p text:style-name="P45">Longueur masque</text:p>
          </table:table-cell>
          <table:table-cell table:style-name="Tableau2.A1" office:value-type="string">
            <text:p text:style-name="P45">Masque</text:p>
          </table:table-cell>
          <table:table-cell table:style-name="Tableau2.A1" office:value-type="string">
            <text:p text:style-name="P45">Adresse réseau</text:p>
          </table:table-cell>
          <table:table-cell table:style-name="Tableau2.A1" office:value-type="string">
            <text:p text:style-name="P45">Première adresse</text:p>
          </table:table-cell>
          <table:table-cell table:style-name="Tableau2.A1" office:value-type="string">
            <text:p text:style-name="P45">Dernière adresse</text:p>
          </table:table-cell>
          <table:table-cell table:style-name="Tableau2.H1" office:value-type="string">
            <text:p text:style-name="P45">Adresse diffusion</text:p>
          </table:table-cell>
        </table:table-row>
        <table:table-row table:style-name="Tableau2.1">
          <table:table-cell table:style-name="Tableau2.A2" office:value-type="string">
            <text:p text:style-name="P58">A</text:p>
          </table:table-cell>
          <table:table-cell table:style-name="Tableau2.A2" office:value-type="string">
            <text:p text:style-name="P57">30</text:p>
          </table:table-cell>
          <table:table-cell table:style-name="Tableau2.A2" office:value-type="string">
            <text:p text:style-name="P50">/<text:span text:style-name="T43">27</text:span></text:p>
          </table:table-cell>
          <table:table-cell table:style-name="Tableau2.A2" office:value-type="string">
            <text:p text:style-name="P56">255.255.255.224</text:p>
          </table:table-cell>
          <table:table-cell table:style-name="Tableau2.A2" office:value-type="string">
            <text:p text:style-name="P56">192.168.<text:span text:style-name="T44">0</text:span>.<text:span text:style-name="T44">0</text:span></text:p>
          </table:table-cell>
          <table:table-cell table:style-name="Tableau2.A2" office:value-type="string">
            <text:p text:style-name="P56">192.168.<text:span text:style-name="T44">0</text:span>.<text:span text:style-name="T44">1</text:span></text:p>
          </table:table-cell>
          <table:table-cell table:style-name="Tableau2.A2" office:value-type="string">
            <text:p text:style-name="P56">192.1<text:span text:style-name="T44">68</text:span>.<text:span text:style-name="T44">0</text:span>.<text:span text:style-name="T44">30</text:span></text:p>
          </table:table-cell>
          <table:table-cell table:style-name="Tableau2.H2" office:value-type="string">
            <text:p text:style-name="P56">192.1<text:span text:style-name="T44">68</text:span>.<text:span text:style-name="T44">0</text:span>.<text:span text:style-name="T44">31</text:span></text:p>
          </table:table-cell>
        </table:table-row>
        <table:table-row table:style-name="Tableau2.1">
          <table:table-cell table:style-name="Tableau2.A2" office:value-type="string">
            <text:p text:style-name="P58">B</text:p>
          </table:table-cell>
          <table:table-cell table:style-name="Tableau2.A2" office:value-type="string">
            <text:p text:style-name="P57">30</text:p>
          </table:table-cell>
          <table:table-cell table:style-name="Tableau2.A2" office:value-type="string">
            <text:p text:style-name="P50">/<text:span text:style-name="T43">27</text:span></text:p>
          </table:table-cell>
          <table:table-cell table:style-name="Tableau2.A2" office:value-type="string">
            <text:p text:style-name="P56">255.255.255.224</text:p>
          </table:table-cell>
          <table:table-cell table:style-name="Tableau2.A2" office:value-type="string">
            <text:p text:style-name="P56">192.168.<text:span text:style-name="T44">0</text:span>.<text:span text:style-name="T44">32</text:span></text:p>
          </table:table-cell>
          <table:table-cell table:style-name="Tableau2.A2" office:value-type="string">
            <text:p text:style-name="P56">192.168.<text:span text:style-name="T44">0</text:span>.<text:span text:style-name="T44">33</text:span></text:p>
          </table:table-cell>
          <table:table-cell table:style-name="Tableau2.A2" office:value-type="string">
            <text:p text:style-name="P56">192.1<text:span text:style-name="T44">68</text:span>.<text:span text:style-name="T44">0</text:span>.<text:span text:style-name="T44">62</text:span></text:p>
          </table:table-cell>
          <table:table-cell table:style-name="Tableau2.H2" office:value-type="string">
            <text:p text:style-name="P56">192.1<text:span text:style-name="T44">68</text:span>.<text:span text:style-name="T44">0</text:span>.<text:span text:style-name="T44">63</text:span></text:p>
          </table:table-cell>
        </table:table-row>
        <table:table-row table:style-name="Tableau2.1">
          <table:table-cell table:style-name="Tableau2.A2" office:value-type="string">
            <text:p text:style-name="P58">C</text:p>
          </table:table-cell>
          <table:table-cell table:style-name="Tableau2.A2" office:value-type="string">
            <text:p text:style-name="P57">30</text:p>
          </table:table-cell>
          <table:table-cell table:style-name="Tableau2.A2" office:value-type="string">
            <text:p text:style-name="P50">/<text:span text:style-name="T43">27</text:span></text:p>
          </table:table-cell>
          <table:table-cell table:style-name="Tableau2.A2" office:value-type="string">
            <text:p text:style-name="P56">255.255.255.224</text:p>
          </table:table-cell>
          <table:table-cell table:style-name="Tableau2.A2" office:value-type="string">
            <text:p text:style-name="P56">192.168.<text:span text:style-name="T44">0</text:span>.<text:span text:style-name="T44">64</text:span></text:p>
          </table:table-cell>
          <table:table-cell table:style-name="Tableau2.A2" office:value-type="string">
            <text:p text:style-name="P56">192.168.<text:span text:style-name="T44">0</text:span>.<text:span text:style-name="T44">65</text:span></text:p>
          </table:table-cell>
          <table:table-cell table:style-name="Tableau2.A2" office:value-type="string">
            <text:p text:style-name="P56">192.1<text:span text:style-name="T44">68</text:span>.<text:span text:style-name="T44">0</text:span>.<text:span text:style-name="T44">94</text:span></text:p>
          </table:table-cell>
          <table:table-cell table:style-name="Tableau2.H2" office:value-type="string">
            <text:p text:style-name="P56">192.1<text:span text:style-name="T44">68</text:span>.<text:span text:style-name="T44">0</text:span>.<text:span text:style-name="T44">95</text:span></text:p>
          </table:table-cell>
        </table:table-row>
        <table:table-row table:style-name="Tableau2.1">
          <table:table-cell table:style-name="Tableau2.A2" office:value-type="string">
            <text:p text:style-name="P58">D</text:p>
          </table:table-cell>
          <table:table-cell table:style-name="Tableau2.A2" office:value-type="string">
            <text:p text:style-name="P57">30</text:p>
          </table:table-cell>
          <table:table-cell table:style-name="Tableau2.A2" office:value-type="string">
            <text:p text:style-name="P50">/<text:span text:style-name="T43">27</text:span></text:p>
          </table:table-cell>
          <table:table-cell table:style-name="Tableau2.A2" office:value-type="string">
            <text:p text:style-name="P56">255.255.255.224</text:p>
          </table:table-cell>
          <table:table-cell table:style-name="Tableau2.A2" office:value-type="string">
            <text:p text:style-name="P56">192.168.<text:span text:style-name="T44">0</text:span>.<text:span text:style-name="T44">96</text:span></text:p>
          </table:table-cell>
          <table:table-cell table:style-name="Tableau2.A2" office:value-type="string">
            <text:p text:style-name="P56">192.168.<text:span text:style-name="T44">0</text:span>.<text:span text:style-name="T44">97</text:span></text:p>
          </table:table-cell>
          <table:table-cell table:style-name="Tableau2.A2" office:value-type="string">
            <text:p text:style-name="P56">192.1<text:span text:style-name="T44">68</text:span>.<text:span text:style-name="T44">0</text:span>.<text:span text:style-name="T44">126</text:span></text:p>
          </table:table-cell>
          <table:table-cell table:style-name="Tableau2.H2" office:value-type="string">
            <text:p text:style-name="P56">192.1<text:span text:style-name="T44">68.0</text:span>.<text:span text:style-name="T44">127</text:span></text:p>
          </table:table-cell>
        </table:table-row>
        <table:table-row table:style-name="Tableau2.1">
          <table:table-cell table:style-name="Tableau2.A2" office:value-type="string">
            <text:p text:style-name="P58">E</text:p>
          </table:table-cell>
          <table:table-cell table:style-name="Tableau2.A2" office:value-type="string">
            <text:p text:style-name="P57">30</text:p>
          </table:table-cell>
          <table:table-cell table:style-name="Tableau2.A2" office:value-type="string">
            <text:p text:style-name="P50">/<text:span text:style-name="T43">27</text:span></text:p>
          </table:table-cell>
          <table:table-cell table:style-name="Tableau2.A2" office:value-type="string">
            <text:p text:style-name="P56">255.255.255.224</text:p>
          </table:table-cell>
          <table:table-cell table:style-name="Tableau2.A2" office:value-type="string">
            <text:p text:style-name="P56">192.168.<text:span text:style-name="T44">0</text:span>.<text:span text:style-name="T44">128</text:span></text:p>
          </table:table-cell>
          <table:table-cell table:style-name="Tableau2.A2" office:value-type="string">
            <text:p text:style-name="P56">192.168.<text:span text:style-name="T44">0</text:span>.<text:span text:style-name="T44">129</text:span></text:p>
          </table:table-cell>
          <table:table-cell table:style-name="Tableau2.A2" office:value-type="string">
            <text:p text:style-name="P56">192.1<text:span text:style-name="T44">68</text:span>.<text:span text:style-name="T44">0</text:span>.<text:span text:style-name="T44">158</text:span></text:p>
          </table:table-cell>
          <table:table-cell table:style-name="Tableau2.H2" office:value-type="string">
            <text:p text:style-name="P56">192.1<text:span text:style-name="T44">68</text:span>.<text:span text:style-name="T44">0</text:span>.<text:span text:style-name="T44">159</text:span></text:p>
          </table:table-cell>
        </table:table-row>
        <table:table-row table:style-name="Tableau2.1">
          <table:table-cell table:style-name="Tableau2.A2" office:value-type="string">
            <text:p text:style-name="P58">F</text:p>
          </table:table-cell>
          <table:table-cell table:style-name="Tableau2.A2" office:value-type="string">
            <text:p text:style-name="P57">30</text:p>
          </table:table-cell>
          <table:table-cell table:style-name="Tableau2.A2" office:value-type="string">
            <text:p text:style-name="P50">/<text:span text:style-name="T43">27</text:span></text:p>
          </table:table-cell>
          <table:table-cell table:style-name="Tableau2.A2" office:value-type="string">
            <text:p text:style-name="P56">255.255.255.224</text:p>
          </table:table-cell>
          <table:table-cell table:style-name="Tableau2.A2" office:value-type="string">
            <text:p text:style-name="P56">192.168.<text:span text:style-name="T44">0</text:span>.<text:span text:style-name="T44">160</text:span></text:p>
          </table:table-cell>
          <table:table-cell table:style-name="Tableau2.A2" office:value-type="string">
            <text:p text:style-name="P56">192.168.<text:span text:style-name="T44">0</text:span>.<text:span text:style-name="T44">161</text:span></text:p>
          </table:table-cell>
          <table:table-cell table:style-name="Tableau2.A2" office:value-type="string">
            <text:p text:style-name="P56">192.1<text:span text:style-name="T44">68</text:span>.<text:span text:style-name="T44">0</text:span>.<text:span text:style-name="T44">190</text:span></text:p>
          </table:table-cell>
          <table:table-cell table:style-name="Tableau2.H2" office:value-type="string">
            <text:p text:style-name="P56">192.1<text:span text:style-name="T44">68</text:span>.<text:span text:style-name="T44">0</text:span>.<text:span text:style-name="T44">191</text:span></text:p>
          </table:table-cell>
        </table:table-row>
        <table:table-row table:style-name="Tableau2.1">
          <table:table-cell table:style-name="Tableau2.A2" office:value-type="string">
            <text:p text:style-name="P58">G</text:p>
          </table:table-cell>
          <table:table-cell table:style-name="Tableau2.A2" office:value-type="string">
            <text:p text:style-name="P57">30</text:p>
          </table:table-cell>
          <table:table-cell table:style-name="Tableau2.A2" office:value-type="string">
            <text:p text:style-name="P50">/<text:span text:style-name="T43">27</text:span></text:p>
          </table:table-cell>
          <table:table-cell table:style-name="Tableau2.A2" office:value-type="string">
            <text:p text:style-name="P56">255.255.255.224</text:p>
          </table:table-cell>
          <table:table-cell table:style-name="Tableau2.A2" office:value-type="string">
            <text:p text:style-name="P56">192.168.<text:span text:style-name="T44">0</text:span>.<text:span text:style-name="T44">192</text:span></text:p>
          </table:table-cell>
          <table:table-cell table:style-name="Tableau2.A2" office:value-type="string">
            <text:p text:style-name="P56">192.168.<text:span text:style-name="T44">0</text:span>.<text:span text:style-name="T44">193</text:span></text:p>
          </table:table-cell>
          <table:table-cell table:style-name="Tableau2.A2" office:value-type="string">
            <text:p text:style-name="P56">192.1<text:span text:style-name="T44">68</text:span>.<text:span text:style-name="T44">0</text:span>.<text:span text:style-name="T44">222</text:span></text:p>
          </table:table-cell>
          <table:table-cell table:style-name="Tableau2.H2" office:value-type="string">
            <text:p text:style-name="P56">192.1<text:span text:style-name="T44">68</text:span>.<text:span text:style-name="T44">0</text:span>.<text:span text:style-name="T44">223</text:span></text:p>
          </table:table-cell>
        </table:table-row>
        <table:table-row table:style-name="Tableau2.1">
          <table:table-cell table:style-name="Tableau2.A2" office:value-type="string">
            <text:p text:style-name="P58">H</text:p>
          </table:table-cell>
          <table:table-cell table:style-name="Tableau2.A2" office:value-type="string">
            <text:p text:style-name="P57">30</text:p>
          </table:table-cell>
          <table:table-cell table:style-name="Tableau2.A2" office:value-type="string">
            <text:p text:style-name="P50">/<text:span text:style-name="T43">27</text:span></text:p>
          </table:table-cell>
          <table:table-cell table:style-name="Tableau2.A2" office:value-type="string">
            <text:p text:style-name="P56">255.255.255.224</text:p>
          </table:table-cell>
          <table:table-cell table:style-name="Tableau2.A2" office:value-type="string">
            <text:p text:style-name="P56">192.168.<text:span text:style-name="T44">0</text:span>.<text:span text:style-name="T44">224</text:span></text:p>
          </table:table-cell>
          <table:table-cell table:style-name="Tableau2.A2" office:value-type="string">
            <text:p text:style-name="P56">192.168.<text:span text:style-name="T44">0</text:span>.<text:span text:style-name="T44">225</text:span></text:p>
          </table:table-cell>
          <table:table-cell table:style-name="Tableau2.A2" office:value-type="string">
            <text:p text:style-name="P56">192.1<text:span text:style-name="T44">68</text:span>.<text:span text:style-name="T44">0</text:span>.<text:span text:style-name="T44">254</text:span></text:p>
          </table:table-cell>
          <table:table-cell table:style-name="Tableau2.H2" office:value-type="string">
            <text:p text:style-name="P56">192.1<text:span text:style-name="T44">68</text:span>.<text:span text:style-name="T44">0</text:span>.<text:span text:style-name="T44">255</text:span></text:p>
          </table:table-cell>
        </table:table-row>
      </table:table>
      <text:p text:style-name="P14"/>
      <text:p text:style-name="P21">Adresse du prochain réseau :<text:span text:style-name="T1"> </text:span><text:span text:style-name="T6">192</text:span>.<text:span text:style-name="T6">168</text:span>.<text:span text:style-name="T6">1</text:span>.<text:span text:style-name="T6">0</text:span></text:p>
      <text:p text:style-name="P39">Exercice <text:span text:style-name="T31">4</text:span> :</text:p>
      <text:p text:style-name="P9">Vous <text:span text:style-name="T61">utilisez actuellement un réseau de classe B 172.16.0.0 /16. Pour faire face à la croissance de votre société, vous devez prévoir un réseau disposant de 80000 adresses IP.</text:span><text:span text:style-name="T58"> Précisez le réseau et son masque,</text:span> ainsi que la première et la dernière adresse<text:span text:style-name="T59">s</text:span> IP addressables <text:span text:style-name="T62">ainsi que</text:span> l’adresse de broadcast.</text:p>
      <text:p text:style-name="P3"/>
      <text:p text:style-name="P17"><text:span text:style-name="T21">172</text:span><text:span text:style-name="T34">.</text:span><text:span text:style-name="T21">16</text:span><text:span text:style-name="T34">.</text:span><text:span text:style-name="T21">0</text:span><text:span text:style-name="T34">.</text:span><text:span text:style-name="T21">0</text:span><text:span text:style-name="T34"> /</text:span><text:span text:style-name="T21">16</text:span><text:span text:style-name="T18"><text:tab/></text:span><text:span text:style-name="T21">255.255.0.0</text:span></text:p>
      <text:p text:style-name="P27"><text:span text:style-name="T34">Avec le réseau actuel, on a 2^</text:span><text:span text:style-name="T21">16 </text:span><text:span text:style-name="T34">= <text:s/>soit </text:span><text:span text:style-name="T21">65536 –</text:span><text:span text:style-name="T34"> 2 = </text:span><text:span text:style-name="T21">65534</text:span><text:span text:style-name="T34"> machines.</text:span></text:p>
      <text:p text:style-name="P31"><text:span text:style-name="T34">P</text:span><text:span text:style-name="T32">as assez de machines, donc on doit réduire le nombre de 1, soit augmenter le nombre de zéros.</text:span></text:p>
      <text:p text:style-name="P14"/>
      <text:p text:style-name="P31">On doit ajouter un zéro dans le masque 2^<text:span text:style-name="T18">17</text:span> = <text:span text:style-name="T18">131072</text:span><text:span text:style-name="T32"> soit </text:span><text:span text:style-name="T18">131070</text:span><text:span text:style-name="T32"> machines.</text:span></text:p>
      <text:p text:style-name="P14"/>
      <text:p text:style-name="P14">Le masque devient :</text:p>
      <text:p text:style-name="P14">255.<text:span text:style-name="T7">11111110</text:span>.<text:span text:style-name="T7">00000000</text:span><text:span text:style-name="T17">.</text:span><text:span text:style-name="T7">00000000</text:span> soit 255.<text:span text:style-name="T1">25</text:span><text:span text:style-name="T7">4</text:span>.<text:span text:style-name="T7">0</text:span>.<text:span text:style-name="T7">0</text:span> /<text:span text:style-name="T7">15</text:span></text:p>
      <text:p text:style-name="P6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45">Réseau</text:p>
          </table:table-cell>
          <table:table-cell table:style-name="Tableau3.A1" office:value-type="string">
            <text:p text:style-name="P45">Nombre hôtes</text:p>
          </table:table-cell>
          <table:table-cell table:style-name="Tableau3.A1" office:value-type="string">
            <text:p text:style-name="P45">Longueur masque</text:p>
          </table:table-cell>
          <table:table-cell table:style-name="Tableau3.A1" office:value-type="string">
            <text:p text:style-name="P45">Masque</text:p>
          </table:table-cell>
          <table:table-cell table:style-name="Tableau3.A1" office:value-type="string">
            <text:p text:style-name="P45">Adresse réseau</text:p>
          </table:table-cell>
          <table:table-cell table:style-name="Tableau3.A1" office:value-type="string">
            <text:p text:style-name="P45">Première adresse</text:p>
          </table:table-cell>
          <table:table-cell table:style-name="Tableau3.A1" office:value-type="string">
            <text:p text:style-name="P45">Dernière adresse</text:p>
          </table:table-cell>
          <table:table-cell table:style-name="Tableau3.H1" office:value-type="string">
            <text:p text:style-name="P45">Adresse diffusion</text:p>
          </table:table-cell>
        </table:table-row>
        <table:table-row table:style-name="Tableau3.1">
          <table:table-cell table:style-name="Tableau3.A2" office:value-type="string">
            <text:p text:style-name="P59">A</text:p>
          </table:table-cell>
          <table:table-cell table:style-name="Tableau3.A2" office:value-type="string">
            <text:p text:style-name="P60">131070</text:p>
          </table:table-cell>
          <table:table-cell table:style-name="Tableau3.A2" office:value-type="string">
            <text:p text:style-name="P50">/<text:span text:style-name="T46">15</text:span></text:p>
          </table:table-cell>
          <table:table-cell table:style-name="Tableau3.A2" office:value-type="string">
            <text:p text:style-name="P60">255.254.0.0</text:p>
          </table:table-cell>
          <table:table-cell table:style-name="Tableau3.A2" office:value-type="string">
            <text:p text:style-name="P60">172.16.0.0</text:p>
          </table:table-cell>
          <table:table-cell table:style-name="Tableau3.A2" office:value-type="string">
            <text:p text:style-name="P60">172.16.0.1</text:p>
          </table:table-cell>
          <table:table-cell table:style-name="Tableau3.A2" office:value-type="string">
            <text:p text:style-name="P60">172.17.255.254</text:p>
          </table:table-cell>
          <table:table-cell table:style-name="Tableau3.H2" office:value-type="string">
            <text:p text:style-name="P60">172.17.255.255</text:p>
          </table:table-cell>
        </table:table-row>
      </table:table>
      <text:p text:style-name="P70"/>
      <text:p text:style-name="P33"><text:span text:style-name="T46">1</text:span>111 1111. 1111 1110. 0000 0000. 0000 0000<text:tab/><text:tab/>255.254.0.0 : Masque</text:p>
      <text:p text:style-name="P33"><text:span text:style-name="T46">1</text:span>010 1100. 0001 0001. 1111 1111. 1111 1111<text:tab/><text:tab/>172.17.255.255 : Broadcast</text:p>
      <text:p text:style-name="P70"/>
      <text:p text:style-name="P32"><text:span text:style-name="T46">1</text:span>010 1100. 0001 0000. 0000 0000. 0000 0000<text:span text:style-name="T29"><text:tab/><text:tab/></text:span>172.16.0.0</text:p>
      <text:p text:style-name="P32"><text:span text:style-name="T47">0000 0000. 0000 0010. 0000 0000. 0000 0000</text:span><text:span text:style-name="T48"><text:tab/></text:span><text:span text:style-name="T29"><text:tab/></text:span><text:span text:style-name="T49">+ <text:s text:c="2"/></text:span><text:span text:style-name="T50">131072</text:span></text:p>
      <text:p text:style-name="P32"><text:span text:style-name="T46">1</text:span>010 1100. 0001 0010. 0000 0000. 0000 0000<text:span text:style-name="T29"><text:tab/><text:tab/></text:span>172.18.0.0</text:p>
      <text:p text:style-name="P18"/>
      <text:p text:style-name="P24">Adresse du prochain réseau :<text:span text:style-name="T1"> </text:span><text:span text:style-name="T8">172</text:span><text:span text:style-name="T46">.</text:span><text:span text:style-name="T8">18</text:span><text:span text:style-name="T46">.</text:span><text:span text:style-name="T8">0</text:span><text:span text:style-name="T46">.</text:span><text:span text:style-name="T8">0</text:span></text:p>
      <text:p text:style-name="P42">Exercice <text:span text:style-name="T45">5</text:span> :</text:p>
      <text:p text:style-name="P10"><text:span text:style-name="T30">Vous </text:span><text:span text:style-name="T61">utilisez actuellement un réseau de classe </text:span><text:span text:style-name="T62">C 192.168.100.0 /24. Vous devez subdiviser votre réseau en un réseau de 60 machines, puis un réseau de 30 machines et le reste en un réseau de 12 machines.</text:span></text:p>
      <text:p text:style-name="P10"><text:span text:style-name="T58">Précisez le</text:span><text:span text:style-name="T62">s</text:span><text:span text:style-name="T58"> réseau</text:span><text:span text:style-name="T62">x</text:span><text:span text:style-name="T58"> et masque</text:span><text:span text:style-name="T62">s</text:span><text:span text:style-name="T58">,</text:span> ainsi que la première et la dernière adresse<text:span text:style-name="T59">s</text:span> IP addressables <text:span text:style-name="T62">ainsi que</text:span> l’adresse de broadca<text:span text:style-name="T62">st des réseaux.</text:span></text:p>
      <text:p text:style-name="P4"/>
      <text:p text:style-name="P19"><text:span text:style-name="T22">192</text:span><text:span text:style-name="T32">.</text:span><text:span text:style-name="T22">168</text:span><text:span text:style-name="T32">.</text:span><text:span text:style-name="T22">100</text:span><text:span text:style-name="T32">.</text:span><text:span text:style-name="T22">0</text:span><text:span text:style-name="T18"> </text:span><text:span text:style-name="T32">/</text:span><text:span text:style-name="T35">24</text:span><text:span text:style-name="T18"><text:tab/></text:span><text:span text:style-name="T22">255</text:span><text:span text:style-name="T35">.</text:span><text:span text:style-name="T22">255</text:span><text:span text:style-name="T35">.</text:span><text:span text:style-name="T22">255</text:span><text:span text:style-name="T35">.</text:span><text:span text:style-name="T22">0</text:span></text:p>
      <text:p text:style-name="P28"><text:span text:style-name="T35">Avec ce masque, on a 2^</text:span><text:span text:style-name="T22">8</text:span><text:span text:style-name="T35"> = </text:span><text:span text:style-name="T22">256</text:span><text:span text:style-name="T35"> soit </text:span><text:span text:style-name="T22">256 –</text:span><text:span text:style-name="T35"> 2 = </text:span><text:span text:style-name="T22">254</text:span><text:span text:style-name="T35"> machines.</text:span></text:p>
      <text:p text:style-name="P36">8<text:span text:style-name="T30"> étant le nombre de zéros dans le masque.</text:span></text:p>
      <text:p text:style-name="P16"/>
      <text:p text:style-name="P34">Un réseau A de 60 machines <text:tab/>→ <text:tab/>2^<text:span text:style-name="T1">6</text:span> = <text:span text:style-name="T1">64 </text:span>soit <text:span text:style-name="T1">64 </text:span>- 2 = <text:span text:style-name="T1">62 </text:span>machines <text:tab/>→ <text:tab/>255.255.255.<text:span text:style-name="T10">192</text:span><text:span text:style-name="T1"> </text:span>/<text:span text:style-name="T10">26</text:span></text:p>
      <text:p text:style-name="P34">Un réseau B de 30 machines <text:tab/>→ <text:tab/>2^<text:span text:style-name="T1">5</text:span> = <text:span text:style-name="T1">32</text:span> soit <text:span text:style-name="T1">32</text:span> - 2 = <text:span text:style-name="T1">30</text:span> machines <text:tab/>→ <text:tab/>255.255.255.<text:span text:style-name="T10">224</text:span> /<text:span text:style-name="T10">27</text:span></text:p>
      <text:p text:style-name="P34"><text:span text:style-name="T56">R</text:span><text:span text:style-name="T55">ésaux suivants</text:span> de 12 machines <text:tab/>→ <text:tab/>2^<text:span text:style-name="T1">4</text:span> = <text:span text:style-name="T1">16</text:span> soit <text:span text:style-name="T1">16</text:span> - 2 = <text:span text:style-name="T1">14</text:span> machines <text:tab/>→ <text:tab/>255.255.255.<text:span text:style-name="T10">240</text:span> /<text:span text:style-name="T10">28</text:span></text:p>
      <text:p text:style-name="P3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46">Réseau</text:p>
          </table:table-cell>
          <table:table-cell table:style-name="Tableau4.A1" office:value-type="string">
            <text:p text:style-name="P46">Nombre hôtes</text:p>
          </table:table-cell>
          <table:table-cell table:style-name="Tableau4.A1" office:value-type="string">
            <text:p text:style-name="P46">Longueur masque</text:p>
          </table:table-cell>
          <table:table-cell table:style-name="Tableau4.A1" office:value-type="string">
            <text:p text:style-name="P46">Masque</text:p>
          </table:table-cell>
          <table:table-cell table:style-name="Tableau4.A1" office:value-type="string">
            <text:p text:style-name="P46">Adresse réseau</text:p>
          </table:table-cell>
          <table:table-cell table:style-name="Tableau4.A1" office:value-type="string">
            <text:p text:style-name="P46">Première adresse</text:p>
          </table:table-cell>
          <table:table-cell table:style-name="Tableau4.A1" office:value-type="string">
            <text:p text:style-name="P46">Dernière adresse</text:p>
          </table:table-cell>
          <table:table-cell table:style-name="Tableau4.H1" office:value-type="string">
            <text:p text:style-name="P46">Adresse diffusion</text:p>
          </table:table-cell>
        </table:table-row>
        <table:table-row table:style-name="Tableau4.1">
          <table:table-cell table:style-name="Tableau4.A2" office:value-type="string">
            <text:p text:style-name="P61">A</text:p>
          </table:table-cell>
          <table:table-cell table:style-name="Tableau4.A2" office:value-type="string">
            <text:p text:style-name="P61">62</text:p>
          </table:table-cell>
          <table:table-cell table:style-name="Tableau4.A2" office:value-type="string">
            <text:p text:style-name="P51">/<text:span text:style-name="T52">26</text:span></text:p>
          </table:table-cell>
          <table:table-cell table:style-name="Tableau4.A2" office:value-type="string">
            <text:p text:style-name="P61">255.255.255.<text:span text:style-name="T52">192</text:span></text:p>
          </table:table-cell>
          <table:table-cell table:style-name="Tableau4.A2" office:value-type="string">
            <text:p text:style-name="P61">192.168.100.0</text:p>
          </table:table-cell>
          <table:table-cell table:style-name="Tableau4.A2" office:value-type="string">
            <text:p text:style-name="P61">192.168.100.1</text:p>
          </table:table-cell>
          <table:table-cell table:style-name="Tableau4.A2" office:value-type="string">
            <text:p text:style-name="P61">192.168.100.62</text:p>
          </table:table-cell>
          <table:table-cell table:style-name="Tableau4.H2" office:value-type="string">
            <text:p text:style-name="P61">192.168.100.63</text:p>
          </table:table-cell>
        </table:table-row>
        <table:table-row table:style-name="Tableau4.1">
          <table:table-cell table:style-name="Tableau4.A2" office:value-type="string">
            <text:p text:style-name="P61">B</text:p>
          </table:table-cell>
          <table:table-cell table:style-name="Tableau4.A2" office:value-type="string">
            <text:p text:style-name="P61">30</text:p>
          </table:table-cell>
          <table:table-cell table:style-name="Tableau4.A2" office:value-type="string">
            <text:p text:style-name="P51">/<text:span text:style-name="T52">27</text:span></text:p>
          </table:table-cell>
          <table:table-cell table:style-name="Tableau4.A2" office:value-type="string">
            <text:p text:style-name="P61">255.255.255.<text:span text:style-name="T52">224</text:span></text:p>
          </table:table-cell>
          <table:table-cell table:style-name="Tableau4.A2" office:value-type="string">
            <text:p text:style-name="P61">192.168.100.64</text:p>
          </table:table-cell>
          <table:table-cell table:style-name="Tableau4.A2" office:value-type="string">
            <text:p text:style-name="P61">192.168.100.65</text:p>
          </table:table-cell>
          <table:table-cell table:style-name="Tableau4.A2" office:value-type="string">
            <text:p text:style-name="P61">192.168.100.94</text:p>
          </table:table-cell>
          <table:table-cell table:style-name="Tableau4.H2" office:value-type="string">
            <text:p text:style-name="P61">192.168.100.95</text:p>
          </table:table-cell>
        </table:table-row>
        <table:table-row table:style-name="Tableau4.1">
          <table:table-cell table:style-name="Tableau4.A2" office:value-type="string">
            <text:p text:style-name="P61">C</text:p>
          </table:table-cell>
          <table:table-cell table:style-name="Tableau4.A2" office:value-type="string">
            <text:p text:style-name="P61">14</text:p>
          </table:table-cell>
          <table:table-cell table:style-name="Tableau4.A2" office:value-type="string">
            <text:p text:style-name="P51">/<text:span text:style-name="T52">28</text:span></text:p>
          </table:table-cell>
          <table:table-cell table:style-name="Tableau4.A2" office:value-type="string">
            <text:p text:style-name="P61">255.255.255.<text:span text:style-name="T52">240</text:span></text:p>
          </table:table-cell>
          <table:table-cell table:style-name="Tableau4.A2" office:value-type="string">
            <text:p text:style-name="P61">192.168.100.96</text:p>
          </table:table-cell>
          <table:table-cell table:style-name="Tableau4.A2" office:value-type="string">
            <text:p text:style-name="P61">192.168.100.97</text:p>
          </table:table-cell>
          <table:table-cell table:style-name="Tableau4.A2" office:value-type="string">
            <text:p text:style-name="P61">192.168.100.<text:span text:style-name="T51">110</text:span></text:p>
          </table:table-cell>
          <table:table-cell table:style-name="Tableau4.H2" office:value-type="string">
            <text:p text:style-name="P61">192.168.100.1<text:span text:style-name="T51">11</text:span></text:p>
          </table:table-cell>
        </table:table-row>
        <table:table-row table:style-name="Tableau4.1">
          <table:table-cell table:style-name="Tableau4.A2" office:value-type="string">
            <text:p text:style-name="P65">D</text:p>
          </table:table-cell>
          <table:table-cell table:style-name="Tableau4.A2" office:value-type="string">
            <text:p text:style-name="P61">14</text:p>
          </table:table-cell>
          <table:table-cell table:style-name="Tableau4.A2" office:value-type="string">
            <text:p text:style-name="P51">/<text:span text:style-name="T52">28</text:span></text:p>
          </table:table-cell>
          <table:table-cell table:style-name="Tableau4.A2" office:value-type="string">
            <text:p text:style-name="P61">255.255.255.<text:span text:style-name="T52">240</text:span></text:p>
          </table:table-cell>
          <table:table-cell table:style-name="Tableau4.A2" office:value-type="string">
            <text:p text:style-name="P61">192.168.100.<text:span text:style-name="T54">112</text:span></text:p>
          </table:table-cell>
          <table:table-cell table:style-name="Tableau4.A2" office:value-type="string">
            <text:p text:style-name="P61">192.168.100.<text:span text:style-name="T54">113</text:span></text:p>
          </table:table-cell>
          <table:table-cell table:style-name="Tableau4.A2" office:value-type="string">
            <text:p text:style-name="P61">192.168.100.<text:span text:style-name="T51">1</text:span><text:span text:style-name="T54">26</text:span></text:p>
          </table:table-cell>
          <table:table-cell table:style-name="Tableau4.H2" office:value-type="string">
            <text:p text:style-name="P61">192.168.100.1<text:span text:style-name="T54">27</text:span></text:p>
          </table:table-cell>
        </table:table-row>
      </table:table>
      <text:p text:style-name="P35">ETC…</text:p>
      <text:p text:style-name="P35"/>
      <text:p text:style-name="P23">Adresse du prochain réseau :<text:span text:style-name="T1"> </text:span><text:span text:style-name="T9">192</text:span>.<text:span text:style-name="T9">168</text:span>.<text:span text:style-name="T9">100</text:span>.<text:span text:style-name="T9">1</text:span><text:span text:style-name="T11">28</text:span></text:p>
      <text:p text:style-name="P43">Exercice <text:span text:style-name="T45">6</text:span> :</text:p>
      <text:p text:style-name="P11">Vous <text:span text:style-name="T61">utilisez actuellement un réseau de classe </text:span><text:span text:style-name="T62">C 192.168.</text:span><text:span text:style-name="T63">2</text:span><text:span text:style-name="T62">00.0. </text:span><text:span text:style-name="T63">Vous souhaitez pouvoir adresser 1100 machines. Calculez le masque adéquat, p</text:span><text:span text:style-name="T58">récisez </text:span>la première et la dernière adresse<text:span text:style-name="T59">s</text:span> IP addressables <text:span text:style-name="T62">ainsi que</text:span> l’adresse de broadca<text:span text:style-name="T62">st des réseaux.</text:span></text:p>
      <text:p text:style-name="P4"/>
      <text:p text:style-name="P16"><text:span text:style-name="T23">192</text:span><text:span text:style-name="T18">.</text:span><text:span text:style-name="T23">168</text:span><text:span text:style-name="T18">.</text:span><text:span text:style-name="T23">200</text:span><text:span text:style-name="T18">.</text:span><text:span text:style-name="T23">0 </text:span><text:span text:style-name="T36">/</text:span><text:span text:style-name="T24">24<text:tab/><text:tab/>255.255.255.0</text:span></text:p>
      <text:p text:style-name="P29"><text:span text:style-name="T35">Avec ce masque, on a 2^</text:span><text:span text:style-name="T22">8</text:span><text:span text:style-name="T35"> = </text:span><text:span text:style-name="T22">256</text:span><text:span text:style-name="T35"> soit </text:span><text:span text:style-name="T22">256 –</text:span><text:span text:style-name="T35"> 2 = </text:span><text:span text:style-name="T22">254</text:span><text:span text:style-name="T35"> machines.</text:span></text:p>
      <text:p text:style-name="P79"><text:span text:style-name="T35">O</text:span><text:span text:style-name="T32">n doit adresser 1100 machines.</text:span></text:p>
      <text:p text:style-name="P16"/>
      <text:p text:style-name="P79">Pas assez de machines, donc on doit réduire le nombre de 1 pour augmenter le nombre de zéros.</text:p>
      <text:p text:style-name="P79">On doit ajouter des zéros dans le masque 2^<text:span text:style-name="T18">11</text:span> = <text:span text:style-name="T18">2048</text:span> soit <text:span text:style-name="T18">2048</text:span> – 2 = <text:span text:style-name="T18">2046 </text:span><text:span text:style-name="T32">machines</text:span></text:p>
      <text:p text:style-name="P72"><text:span text:style-name="T37">11</text:span><text:span text:style-name="T39"> étant le nombre de zéros dans le masque.</text:span></text:p>
      <text:p text:style-name="P16"/>
      <text:p text:style-name="P16">Le masque devient :</text:p>
      <text:p text:style-name="P16">255.255.<text:span text:style-name="T12">11111000</text:span><text:span text:style-name="T17">.</text:span><text:span text:style-name="T12">00000000 </text:span>soit 255.255.<text:span text:style-name="T12">248</text:span>.<text:span text:style-name="T12">0</text:span> /<text:span text:style-name="T12">21</text:span></text:p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46">Réseau</text:p>
          </table:table-cell>
          <table:table-cell table:style-name="Tableau5.A1" office:value-type="string">
            <text:p text:style-name="P46">Nombre hôtes</text:p>
          </table:table-cell>
          <table:table-cell table:style-name="Tableau5.A1" office:value-type="string">
            <text:p text:style-name="P46">Longueur masque</text:p>
          </table:table-cell>
          <table:table-cell table:style-name="Tableau5.A1" office:value-type="string">
            <text:p text:style-name="P46">Masque</text:p>
          </table:table-cell>
          <table:table-cell table:style-name="Tableau5.A1" office:value-type="string">
            <text:p text:style-name="P46">Adresse réseau</text:p>
          </table:table-cell>
          <table:table-cell table:style-name="Tableau5.A1" office:value-type="string">
            <text:p text:style-name="P46">Première adresse</text:p>
          </table:table-cell>
          <table:table-cell table:style-name="Tableau5.A1" office:value-type="string">
            <text:p text:style-name="P46">Dernière adresse</text:p>
          </table:table-cell>
          <table:table-cell table:style-name="Tableau5.H1" office:value-type="string">
            <text:p text:style-name="P46">Adresse diffusion</text:p>
          </table:table-cell>
        </table:table-row>
        <table:table-row table:style-name="Tableau5.1">
          <table:table-cell table:style-name="Tableau5.A2" office:value-type="string">
            <text:p text:style-name="P62">A</text:p>
          </table:table-cell>
          <table:table-cell table:style-name="Tableau5.A2" office:value-type="string">
            <text:p text:style-name="P62">2046</text:p>
          </table:table-cell>
          <table:table-cell table:style-name="Tableau5.A2" office:value-type="string">
            <text:p text:style-name="P51">/<text:span text:style-name="T57">21</text:span></text:p>
          </table:table-cell>
          <table:table-cell table:style-name="Tableau5.A2" office:value-type="string">
            <text:p text:style-name="P66">255.255.248.0</text:p>
          </table:table-cell>
          <table:table-cell table:style-name="Tableau5.A2" office:value-type="string">
            <text:p text:style-name="P63">192.168.200.0</text:p>
          </table:table-cell>
          <table:table-cell table:style-name="Tableau5.A2" office:value-type="string">
            <text:p text:style-name="P64">192.168.200.<text:span text:style-name="T57">1</text:span></text:p>
          </table:table-cell>
          <table:table-cell table:style-name="Tableau5.A2" office:value-type="string">
            <text:p text:style-name="P64">192.168.20<text:span text:style-name="T57">7.254</text:span></text:p>
          </table:table-cell>
          <table:table-cell table:style-name="Tableau5.H2" office:value-type="string">
            <text:p text:style-name="P64">192.168.20<text:span text:style-name="T57">7.255</text:span></text:p>
          </table:table-cell>
        </table:table-row>
      </table:table>
      <text:p text:style-name="P16"/>
      <text:p text:style-name="P74">Adresse du prochain réseau : <text:span text:style-name="T13">192</text:span><text:span text:style-name="T53">.</text:span><text:span text:style-name="T13">168</text:span><text:span text:style-name="T53">.</text:span><text:span text:style-name="T13">20</text:span><text:span text:style-name="T14">8</text:span><text:span text:style-name="T57">.</text:span><text:span text:style-name="T14">0</text:span></text:p>
      <text:p text:style-name="P81">Exercice <text:span text:style-name="T64">en cours</text:span> :</text:p>
      <text:p text:style-name="P77"><text:span text:style-name="T23">192</text:span><text:span text:style-name="T18">.</text:span><text:span text:style-name="T23">168</text:span><text:span text:style-name="T18">.</text:span><text:span text:style-name="T25">1</text:span><text:span text:style-name="T18">.</text:span><text:span text:style-name="T23">0 </text:span><text:span text:style-name="T36">/</text:span><text:span text:style-name="T24">24<text:tab/><text:tab/>255.255.255.0</text:span></text:p>
      <text:p text:style-name="P78"><text:span text:style-name="T35">Avec ce masque, on a 2^</text:span><text:span text:style-name="T22">8</text:span><text:span text:style-name="T35"> = </text:span><text:span text:style-name="T22">256</text:span><text:span text:style-name="T35"> soit </text:span><text:span text:style-name="T22">256 –</text:span><text:span text:style-name="T35"> 2 = </text:span><text:span text:style-name="T22">254</text:span><text:span text:style-name="T35"> machines.</text:span></text:p>
      <text:p text:style-name="P73">8<text:span text:style-name="T30"> étant le nombre de zéros dans le masque.</text:span></text:p>
      <text:p text:style-name="P77"/>
      <text:p text:style-name="P80">Un réseau A de 60 machines <text:tab/>→ <text:tab/>2^<text:span text:style-name="T1">6</text:span> = <text:span text:style-name="T1">64 </text:span>soit <text:span text:style-name="T1">64 </text:span>- 2 = <text:span text:style-name="T1">62 </text:span>machines <text:tab/>→ <text:tab/>255.255.255.<text:span text:style-name="T10">192</text:span><text:span text:style-name="T1"> </text:span>/<text:span text:style-name="T10">26</text:span></text:p>
      <text:p text:style-name="P80">Un réseau B de 30 machines <text:tab/>→ <text:tab/>2^<text:span text:style-name="T1">5</text:span> = <text:span text:style-name="T1">32</text:span> soit <text:span text:style-name="T1">32</text:span> - 2 = <text:span text:style-name="T1">30</text:span> machines <text:tab/>→ <text:tab/>255.255.255.<text:span text:style-name="T10">224</text:span> /<text:span text:style-name="T10">27</text:span></text:p>
      <text:p text:style-name="P80"><text:span text:style-name="T52">Un réseau </text:span><text:span text:style-name="T64">C</text:span><text:span text:style-name="T52"> de </text:span><text:span text:style-name="T64">12</text:span><text:span text:style-name="T52"> machines <text:tab/>→ <text:tab/>2^</text:span><text:span text:style-name="T15">4</text:span><text:span text:style-name="T52"> = </text:span><text:span text:style-name="T15">16</text:span><text:span text:style-name="T52"> soit </text:span><text:span text:style-name="T15">16</text:span><text:span text:style-name="T52"> - 2 = </text:span><text:span text:style-name="T15">14</text:span><text:span text:style-name="T52"> machines <text:tab/>→ <text:tab/>255.255.255.</text:span><text:span text:style-name="T10">2</text:span><text:span text:style-name="T15">40</text:span><text:span text:style-name="T52"> /</text:span><text:span text:style-name="T10">2</text:span><text:span text:style-name="T15">8</text:span></text:p>
      <text:p text:style-name="P80"><text:span text:style-name="T52">Un réseau </text:span><text:span text:style-name="T64">D</text:span><text:span text:style-name="T52"> de </text:span><text:span text:style-name="T64">8</text:span><text:span text:style-name="T52"> machines <text:tab/>→ <text:tab/>2^</text:span><text:span text:style-name="T15">4</text:span><text:span text:style-name="T52"> = </text:span><text:span text:style-name="T15">16</text:span><text:span text:style-name="T52"> soit </text:span><text:span text:style-name="T15">16</text:span><text:span text:style-name="T52"> - 2 = </text:span><text:span text:style-name="T15">14</text:span><text:span text:style-name="T52"> machines <text:tab/>→ <text:tab/>255.255.255.</text:span><text:span text:style-name="T10">2</text:span><text:span text:style-name="T15">40</text:span><text:span text:style-name="T52"> /</text:span><text:span text:style-name="T10">2</text:span><text:span text:style-name="T15">8</text:span></text:p>
      <text:p text:style-name="P80"><text:span text:style-name="T52">Un réseau </text:span><text:span text:style-name="T64">E</text:span><text:span text:style-name="T52"> de </text:span><text:span text:style-name="T64">2</text:span><text:span text:style-name="T52"> machines <text:tab/>→ <text:tab/>2^</text:span><text:span text:style-name="T15">2</text:span><text:span text:style-name="T52"> = </text:span><text:span text:style-name="T15">4</text:span><text:span text:style-name="T52"> soit </text:span><text:span text:style-name="T15">4</text:span><text:span text:style-name="T52"> - 2 = </text:span><text:span text:style-name="T15">2</text:span><text:span text:style-name="T52"> machines <text:tab/>→ <text:tab/>255.255.255.</text:span><text:span text:style-name="T10">2</text:span><text:span text:style-name="T15">52</text:span><text:span text:style-name="T52"> /</text:span><text:span text:style-name="T15">30</text:span></text:p>
      <text:p text:style-name="P7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row table:style-name="Tableau6.1">
          <table:table-cell table:style-name="Tableau6.A1" office:value-type="string">
            <text:p text:style-name="P82">Réseau</text:p>
          </table:table-cell>
          <table:table-cell table:style-name="Tableau6.A1" office:value-type="string">
            <text:p text:style-name="P82">Nombre hôtes</text:p>
          </table:table-cell>
          <table:table-cell table:style-name="Tableau6.A1" office:value-type="string">
            <text:p text:style-name="P82">Longueur masque</text:p>
          </table:table-cell>
          <table:table-cell table:style-name="Tableau6.A1" office:value-type="string">
            <text:p text:style-name="P82">Masque</text:p>
          </table:table-cell>
          <table:table-cell table:style-name="Tableau6.A1" office:value-type="string">
            <text:p text:style-name="P82">Adresse réseau</text:p>
          </table:table-cell>
          <table:table-cell table:style-name="Tableau6.A1" office:value-type="string">
            <text:p text:style-name="P82">Première adresse</text:p>
          </table:table-cell>
          <table:table-cell table:style-name="Tableau6.A1" office:value-type="string">
            <text:p text:style-name="P82">Dernière adresse</text:p>
          </table:table-cell>
          <table:table-cell table:style-name="Tableau6.H1" office:value-type="string">
            <text:p text:style-name="P82">Adresse diffusion</text:p>
          </table:table-cell>
        </table:table-row>
        <table:table-row table:style-name="Tableau6.1">
          <table:table-cell table:style-name="Tableau6.A2" office:value-type="string">
            <text:p text:style-name="P83">A</text:p>
          </table:table-cell>
          <table:table-cell table:style-name="Tableau6.A2" office:value-type="string">
            <text:p text:style-name="P87">62</text:p>
          </table:table-cell>
          <table:table-cell table:style-name="Tableau6.A2" office:value-type="string">
            <text:p text:style-name="P84">/<text:span text:style-name="T57">2</text:span><text:span text:style-name="T64">6</text:span></text:p>
          </table:table-cell>
          <table:table-cell table:style-name="Tableau6.A2" office:value-type="string">
            <text:p text:style-name="P85">255.255.2<text:span text:style-name="T64">55</text:span>.<text:span text:style-name="T64">192</text:span></text:p>
          </table:table-cell>
          <table:table-cell table:style-name="Tableau6.A2" office:value-type="string">
            <text:p text:style-name="P86">192.168.<text:span text:style-name="T64">1</text:span>.0</text:p>
          </table:table-cell>
          <table:table-cell table:style-name="Tableau6.A2" office:value-type="string">
            <text:p text:style-name="P86">192.168.<text:span text:style-name="T64">1</text:span>.<text:span text:style-name="T57">1</text:span></text:p>
          </table:table-cell>
          <table:table-cell table:style-name="Tableau6.A2" office:value-type="string">
            <text:p text:style-name="P86">192.168.<text:span text:style-name="T64">1</text:span><text:span text:style-name="T57">.</text:span><text:span text:style-name="T65">62</text:span></text:p>
          </table:table-cell>
          <table:table-cell table:style-name="Tableau6.H2" office:value-type="string">
            <text:p text:style-name="P86">192.168.<text:span text:style-name="T66">1</text:span><text:span text:style-name="T57">.</text:span><text:span text:style-name="T65">63</text:span></text:p>
          </table:table-cell>
        </table:table-row>
        <table:table-row table:style-name="Tableau6.1">
          <table:table-cell table:style-name="Tableau6.A2" office:value-type="string">
            <text:p text:style-name="P87">B</text:p>
          </table:table-cell>
          <table:table-cell table:style-name="Tableau6.A2" office:value-type="string">
            <text:p text:style-name="P87">30</text:p>
          </table:table-cell>
          <table:table-cell table:style-name="Tableau6.A2" office:value-type="string">
            <text:p text:style-name="P84">/<text:span text:style-name="T64">27</text:span></text:p>
          </table:table-cell>
          <table:table-cell table:style-name="Tableau6.A2" office:value-type="string">
            <text:p text:style-name="P85">255.255.2<text:span text:style-name="T64">55</text:span>.<text:span text:style-name="T64">224</text:span></text:p>
          </table:table-cell>
          <table:table-cell table:style-name="Tableau6.A2" office:value-type="string">
            <text:p text:style-name="P86">192.168.<text:span text:style-name="T64">1</text:span>.<text:span text:style-name="T64">64</text:span></text:p>
          </table:table-cell>
          <table:table-cell table:style-name="Tableau6.A2" office:value-type="string">
            <text:p text:style-name="P86">192.168.<text:span text:style-name="T64">1</text:span>.<text:span text:style-name="T64">65</text:span></text:p>
          </table:table-cell>
          <table:table-cell table:style-name="Tableau6.A2" office:value-type="string">
            <text:p text:style-name="P86">192.168.<text:span text:style-name="T64">1</text:span>.<text:span text:style-name="T64">94</text:span></text:p>
          </table:table-cell>
          <table:table-cell table:style-name="Tableau6.H2" office:value-type="string">
            <text:p text:style-name="P86">192.168.<text:span text:style-name="T64">1</text:span>.<text:span text:style-name="T64">95</text:span></text:p>
          </table:table-cell>
        </table:table-row>
        <table:table-row table:style-name="Tableau6.1">
          <table:table-cell table:style-name="Tableau6.A2" office:value-type="string">
            <text:p text:style-name="P87">C</text:p>
          </table:table-cell>
          <table:table-cell table:style-name="Tableau6.A2" office:value-type="string">
            <text:p text:style-name="P87">14</text:p>
          </table:table-cell>
          <table:table-cell table:style-name="Tableau6.A2" office:value-type="string">
            <text:p text:style-name="P84">/<text:span text:style-name="T64">28</text:span></text:p>
          </table:table-cell>
          <table:table-cell table:style-name="Tableau6.A2" office:value-type="string">
            <text:p text:style-name="P85">255.255.2<text:span text:style-name="T64">55</text:span>.<text:span text:style-name="T64">240</text:span></text:p>
          </table:table-cell>
          <table:table-cell table:style-name="Tableau6.A2" office:value-type="string">
            <text:p text:style-name="P86">192.168.<text:span text:style-name="T64">1</text:span>.<text:span text:style-name="T64">96</text:span></text:p>
          </table:table-cell>
          <table:table-cell table:style-name="Tableau6.A2" office:value-type="string">
            <text:p text:style-name="P86">192.168.<text:span text:style-name="T64">1</text:span>.<text:span text:style-name="T64">97</text:span></text:p>
          </table:table-cell>
          <table:table-cell table:style-name="Tableau6.A2" office:value-type="string">
            <text:p text:style-name="P86">192.168.<text:span text:style-name="T64">1</text:span>.<text:span text:style-name="T64">110</text:span></text:p>
          </table:table-cell>
          <table:table-cell table:style-name="Tableau6.H2" office:value-type="string">
            <text:p text:style-name="P86">192.168.<text:span text:style-name="T64">1</text:span>.<text:span text:style-name="T64">111</text:span></text:p>
          </table:table-cell>
        </table:table-row>
        <table:table-row table:style-name="Tableau6.1">
          <table:table-cell table:style-name="Tableau6.A2" office:value-type="string">
            <text:p text:style-name="P87">D</text:p>
          </table:table-cell>
          <table:table-cell table:style-name="Tableau6.A2" office:value-type="string">
            <text:p text:style-name="P87">14</text:p>
          </table:table-cell>
          <table:table-cell table:style-name="Tableau6.A2" office:value-type="string">
            <text:p text:style-name="P84">/<text:span text:style-name="T64">28</text:span></text:p>
          </table:table-cell>
          <table:table-cell table:style-name="Tableau6.A2" office:value-type="string">
            <text:p text:style-name="P85">255.255.2<text:span text:style-name="T64">55</text:span>.<text:span text:style-name="T64">240</text:span></text:p>
          </table:table-cell>
          <table:table-cell table:style-name="Tableau6.A2" office:value-type="string">
            <text:p text:style-name="P86">192.168.<text:span text:style-name="T64">1</text:span>.<text:span text:style-name="T64">112</text:span></text:p>
          </table:table-cell>
          <table:table-cell table:style-name="Tableau6.A2" office:value-type="string">
            <text:p text:style-name="P86">192.168.<text:span text:style-name="T64">1</text:span>.<text:span text:style-name="T64">113</text:span></text:p>
          </table:table-cell>
          <table:table-cell table:style-name="Tableau6.A2" office:value-type="string">
            <text:p text:style-name="P86">192.168.<text:span text:style-name="T64">1</text:span>.<text:span text:style-name="T64">126</text:span></text:p>
          </table:table-cell>
          <table:table-cell table:style-name="Tableau6.H2" office:value-type="string">
            <text:p text:style-name="P86">192.168.<text:span text:style-name="T64">1</text:span>.<text:span text:style-name="T64">127</text:span></text:p>
          </table:table-cell>
        </table:table-row>
        <table:table-row table:style-name="Tableau6.1">
          <table:table-cell table:style-name="Tableau6.A2" office:value-type="string">
            <text:p text:style-name="P87">E</text:p>
          </table:table-cell>
          <table:table-cell table:style-name="Tableau6.A2" office:value-type="string">
            <text:p text:style-name="P87">2</text:p>
          </table:table-cell>
          <table:table-cell table:style-name="Tableau6.A2" office:value-type="string">
            <text:p text:style-name="P84">/<text:span text:style-name="T64">30</text:span></text:p>
          </table:table-cell>
          <table:table-cell table:style-name="Tableau6.A2" office:value-type="string">
            <text:p text:style-name="P85">255.255.2<text:span text:style-name="T64">55</text:span>.<text:span text:style-name="T64">252</text:span></text:p>
          </table:table-cell>
          <table:table-cell table:style-name="Tableau6.A2" office:value-type="string">
            <text:p text:style-name="P86">192.168.<text:span text:style-name="T64">1</text:span>.<text:span text:style-name="T64">128</text:span></text:p>
          </table:table-cell>
          <table:table-cell table:style-name="Tableau6.A2" office:value-type="string">
            <text:p text:style-name="P86">192.168.<text:span text:style-name="T64">1</text:span>.<text:span text:style-name="T64">129</text:span></text:p>
          </table:table-cell>
          <table:table-cell table:style-name="Tableau6.A2" office:value-type="string">
            <text:p text:style-name="P86">192.168.<text:span text:style-name="T64">1</text:span>.<text:span text:style-name="T64">13</text:span><text:span text:style-name="T65">0</text:span></text:p>
          </table:table-cell>
          <table:table-cell table:style-name="Tableau6.H2" office:value-type="string">
            <text:p text:style-name="P86">192.168.<text:span text:style-name="T64">1</text:span>.<text:span text:style-name="T64">13</text:span><text:span text:style-name="T65">1</text:span></text:p>
          </table:table-cell>
        </table:table-row>
      </table:table>
      <text:p text:style-name="P77"/>
      <text:p text:style-name="P75"><text:span text:style-name="T14">Adresse du prochain réseau : </text:span><text:span text:style-name="T13">192.168.</text:span><text:span text:style-name="T15">1</text:span><text:span text:style-name="T14">.</text:span><text:span text:style-name="T15">13</text:span><text:span text:style-name="T16">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1-07T08:19:40.978149376</meta:creation-date>
    <dc:date>2022-01-14T10:54:53.534738126</dc:date>
    <meta:editing-duration>PT2H39M31S</meta:editing-duration>
    <meta:editing-cycles>51</meta:editing-cycles>
    <meta:generator>LibreOffice/7.0.6.2$Linux_X86_64 LibreOffice_project/00$Build-2</meta:generator>
    <meta:document-statistic meta:table-count="7" meta:image-count="0" meta:object-count="0" meta:page-count="7" meta:paragraph-count="327" meta:word-count="1276" meta:character-count="7920" meta:non-whitespace-character-count="6918"/>
  </office:meta>
</office:document-meta>
</file>